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officeooo:rsid="00044788" officeooo:paragraph-rsid="00044788" style:font-size-asian="14pt" style:font-size-complex="16pt"/>
    </style:style>
    <style:style style:name="P2" style:family="paragraph" style:parent-style-name="Preformatted_20_Text">
      <style:text-properties style:font-name="ariel" fo:font-size="16pt" officeooo:rsid="00044788" officeooo:paragraph-rsid="00e3d341" style:font-size-asian="14pt" style:font-size-complex="16pt"/>
    </style:style>
    <style:style style:name="P3" style:family="paragraph" style:parent-style-name="Preformatted_20_Text">
      <style:text-properties style:font-name="ariel" fo:font-size="16pt" officeooo:rsid="0004e059" officeooo:paragraph-rsid="0004e059" style:font-size-asian="14pt" style:font-size-complex="16pt"/>
    </style:style>
    <style:style style:name="P4" style:family="paragraph" style:parent-style-name="Preformatted_20_Text">
      <style:text-properties style:font-name="ariel" fo:font-size="16pt" officeooo:rsid="0007a372" officeooo:paragraph-rsid="0007a372" style:font-size-asian="14pt" style:font-size-complex="16pt"/>
    </style:style>
    <style:style style:name="P5" style:family="paragraph" style:parent-style-name="Preformatted_20_Text">
      <style:text-properties style:font-name="ariel" fo:font-size="16pt" officeooo:rsid="000904f3" officeooo:paragraph-rsid="000904f3" style:font-size-asian="14pt" style:font-size-complex="16pt"/>
    </style:style>
    <style:style style:name="P6" style:family="paragraph" style:parent-style-name="Preformatted_20_Text">
      <style:text-properties style:font-name="ariel" fo:font-size="16pt" officeooo:rsid="000bab3a" officeooo:paragraph-rsid="000bab3a" style:font-size-asian="14pt" style:font-size-complex="16pt"/>
    </style:style>
    <style:style style:name="P7" style:family="paragraph" style:parent-style-name="Preformatted_20_Text">
      <style:text-properties style:font-name="ariel" fo:font-size="16pt" officeooo:rsid="000c63cc" officeooo:paragraph-rsid="000c63cc" style:font-size-asian="14pt" style:font-size-complex="16pt"/>
    </style:style>
    <style:style style:name="P8" style:family="paragraph" style:parent-style-name="Preformatted_20_Text">
      <style:text-properties style:font-name="ariel" fo:font-size="16pt" officeooo:rsid="000dc95a" officeooo:paragraph-rsid="000dc95a" style:font-size-asian="14pt" style:font-size-complex="16pt"/>
    </style:style>
    <style:style style:name="P9" style:family="paragraph" style:parent-style-name="Preformatted_20_Text">
      <style:text-properties style:font-name="ariel" fo:font-size="16pt" officeooo:rsid="000e4b39" officeooo:paragraph-rsid="000e4b39" style:font-size-asian="14pt" style:font-size-complex="16pt"/>
    </style:style>
    <style:style style:name="P10" style:family="paragraph" style:parent-style-name="Preformatted_20_Text">
      <style:text-properties style:font-name="ariel" fo:font-size="16pt" officeooo:rsid="000e4b39" officeooo:paragraph-rsid="000e78a9" style:font-size-asian="14pt" style:font-size-complex="16pt"/>
    </style:style>
    <style:style style:name="P11" style:family="paragraph" style:parent-style-name="Preformatted_20_Text">
      <style:text-properties style:font-name="ariel" fo:font-size="16pt" officeooo:rsid="000e4b39" officeooo:paragraph-rsid="00105824" style:font-size-asian="14pt" style:font-size-complex="16pt"/>
    </style:style>
    <style:style style:name="P12" style:family="paragraph" style:parent-style-name="Preformatted_20_Text">
      <style:text-properties style:font-name="ariel" fo:font-size="16pt" officeooo:rsid="000e4b39" officeooo:paragraph-rsid="00132ccd" style:font-size-asian="14pt" style:font-size-complex="16pt"/>
    </style:style>
    <style:style style:name="P13" style:family="paragraph" style:parent-style-name="Preformatted_20_Text">
      <style:text-properties style:font-name="ariel" fo:font-size="16pt" officeooo:rsid="000e4b39" officeooo:paragraph-rsid="0014c07e" style:font-size-asian="14pt" style:font-size-complex="16pt"/>
    </style:style>
    <style:style style:name="P14" style:family="paragraph" style:parent-style-name="Preformatted_20_Text">
      <style:text-properties style:font-name="ariel" fo:font-size="16pt" officeooo:rsid="000e4b39" officeooo:paragraph-rsid="0015ec98" style:font-size-asian="14pt" style:font-size-complex="16pt"/>
    </style:style>
    <style:style style:name="P15" style:family="paragraph" style:parent-style-name="Preformatted_20_Text">
      <style:text-properties style:font-name="ariel" fo:font-size="16pt" officeooo:rsid="000e4b39" officeooo:paragraph-rsid="00197e8d" style:font-size-asian="14pt" style:font-size-complex="16pt"/>
    </style:style>
    <style:style style:name="P16" style:family="paragraph" style:parent-style-name="Preformatted_20_Text">
      <style:text-properties style:font-name="ariel" fo:font-size="16pt" officeooo:rsid="000e4b39" officeooo:paragraph-rsid="001a2df7" style:font-size-asian="14pt" style:font-size-complex="16pt"/>
    </style:style>
    <style:style style:name="P17" style:family="paragraph" style:parent-style-name="Preformatted_20_Text">
      <style:text-properties style:font-name="ariel" fo:font-size="16pt" officeooo:rsid="000e4b39" officeooo:paragraph-rsid="001bc0e1" style:font-size-asian="14pt" style:font-size-complex="16pt"/>
    </style:style>
    <style:style style:name="P18" style:family="paragraph" style:parent-style-name="Preformatted_20_Text">
      <style:text-properties style:font-name="ariel" fo:font-size="16pt" officeooo:rsid="000e4b39" officeooo:paragraph-rsid="001fdbc4" style:font-size-asian="14pt" style:font-size-complex="16pt"/>
    </style:style>
    <style:style style:name="P19" style:family="paragraph" style:parent-style-name="Preformatted_20_Text">
      <style:text-properties style:font-name="ariel" fo:font-size="16pt" officeooo:rsid="000e4b39" officeooo:paragraph-rsid="00206c4b" style:font-size-asian="14pt" style:font-size-complex="16pt"/>
    </style:style>
    <style:style style:name="P20" style:family="paragraph" style:parent-style-name="Preformatted_20_Text">
      <style:text-properties style:font-name="ariel" fo:font-size="16pt" officeooo:rsid="000e4b39" officeooo:paragraph-rsid="002539e0" style:font-size-asian="14pt" style:font-size-complex="16pt"/>
    </style:style>
    <style:style style:name="P21" style:family="paragraph" style:parent-style-name="Preformatted_20_Text">
      <style:text-properties style:font-name="ariel" fo:font-size="16pt" officeooo:rsid="000e4b39" officeooo:paragraph-rsid="00288e3f" style:font-size-asian="14pt" style:font-size-complex="16pt"/>
    </style:style>
    <style:style style:name="P22" style:family="paragraph" style:parent-style-name="Preformatted_20_Text">
      <style:text-properties style:font-name="ariel" fo:font-size="16pt" officeooo:rsid="000e4b39" officeooo:paragraph-rsid="0028da4b" style:font-size-asian="14pt" style:font-size-complex="16pt"/>
    </style:style>
    <style:style style:name="P23" style:family="paragraph" style:parent-style-name="Preformatted_20_Text">
      <style:text-properties style:font-name="ariel" fo:font-size="16pt" officeooo:rsid="000e4b39" officeooo:paragraph-rsid="002a4b65" style:font-size-asian="14pt" style:font-size-complex="16pt"/>
    </style:style>
    <style:style style:name="P24" style:family="paragraph" style:parent-style-name="Preformatted_20_Text">
      <style:text-properties style:font-name="ariel" fo:font-size="16pt" officeooo:rsid="000e4b39" officeooo:paragraph-rsid="002e6c69" style:font-size-asian="14pt" style:font-size-complex="16pt"/>
    </style:style>
    <style:style style:name="P25" style:family="paragraph" style:parent-style-name="Preformatted_20_Text">
      <style:text-properties style:font-name="ariel" fo:font-size="16pt" officeooo:rsid="00128efd" officeooo:paragraph-rsid="00128efd" style:font-size-asian="14pt" style:font-size-complex="16pt"/>
    </style:style>
    <style:style style:name="P26" style:family="paragraph" style:parent-style-name="Preformatted_20_Text">
      <style:text-properties style:font-name="ariel" fo:font-size="16pt" officeooo:rsid="00206c4b" officeooo:paragraph-rsid="00206c4b" style:font-size-asian="14pt" style:font-size-complex="16pt"/>
    </style:style>
    <style:style style:name="P27" style:family="paragraph" style:parent-style-name="Preformatted_20_Text">
      <style:text-properties style:font-name="ariel" fo:font-size="16pt" officeooo:rsid="0036ce51" officeooo:paragraph-rsid="0036ce51" style:font-size-asian="14pt" style:font-size-complex="16pt"/>
    </style:style>
    <style:style style:name="P28" style:family="paragraph" style:parent-style-name="Preformatted_20_Text">
      <style:text-properties style:font-name="ariel" fo:font-size="16pt" officeooo:rsid="003a3511" officeooo:paragraph-rsid="003a3511" style:font-size-asian="14pt" style:font-size-complex="16pt"/>
    </style:style>
    <style:style style:name="P29" style:family="paragraph" style:parent-style-name="Preformatted_20_Text">
      <style:text-properties style:font-name="ariel" fo:font-size="16pt" officeooo:rsid="003e33a5" officeooo:paragraph-rsid="003e33a5" style:font-size-asian="14pt" style:font-size-complex="16pt"/>
    </style:style>
    <style:style style:name="P30" style:family="paragraph" style:parent-style-name="Preformatted_20_Text">
      <style:text-properties style:font-name="ariel" fo:font-size="16pt" officeooo:rsid="003e33a5" officeooo:paragraph-rsid="005703bb" style:font-size-asian="14pt" style:font-size-complex="16pt"/>
    </style:style>
    <style:style style:name="P31" style:family="paragraph" style:parent-style-name="Preformatted_20_Text">
      <style:text-properties style:font-name="ariel" fo:font-size="16pt" officeooo:rsid="00417d75" officeooo:paragraph-rsid="0047a5f0" style:font-size-asian="14pt" style:font-size-complex="16pt"/>
    </style:style>
    <style:style style:name="P32" style:family="paragraph" style:parent-style-name="Preformatted_20_Text">
      <style:text-properties style:font-name="ariel" fo:font-size="16pt" officeooo:rsid="00417d75" officeooo:paragraph-rsid="0047c8b3" style:font-size-asian="14pt" style:font-size-complex="16pt"/>
    </style:style>
    <style:style style:name="P33" style:family="paragraph" style:parent-style-name="Preformatted_20_Text">
      <style:text-properties style:font-name="ariel" fo:font-size="16pt" officeooo:rsid="004bafe4" officeooo:paragraph-rsid="00507d75" style:font-size-asian="14pt" style:font-size-complex="16pt"/>
    </style:style>
    <style:style style:name="P34" style:family="paragraph" style:parent-style-name="Preformatted_20_Text">
      <style:text-properties style:font-name="ariel" fo:font-size="16pt" officeooo:rsid="004ca44c" officeooo:paragraph-rsid="00507d75" style:font-size-asian="14pt" style:font-size-complex="16pt"/>
    </style:style>
    <style:style style:name="P35" style:family="paragraph" style:parent-style-name="Preformatted_20_Text">
      <style:text-properties style:font-name="ariel" fo:font-size="16pt" officeooo:rsid="0051bc7c" officeooo:paragraph-rsid="0051bc7c" style:font-size-asian="14pt" style:font-size-complex="16pt"/>
    </style:style>
    <style:style style:name="P36" style:family="paragraph" style:parent-style-name="Preformatted_20_Text">
      <style:paragraph-properties fo:text-align="center" style:justify-single-word="false"/>
      <style:text-properties style:font-name="ariel" fo:font-size="16pt" fo:font-weight="bold" officeooo:rsid="00044788" officeooo:paragraph-rsid="00044788" style:font-size-asian="14pt" style:font-weight-asian="bold" style:font-size-complex="16pt" style:font-weight-complex="bold"/>
    </style:style>
    <style:style style:name="P37" style:family="paragraph" style:parent-style-name="Preformatted_20_Text">
      <style:text-properties style:font-name="ariel" fo:font-size="16pt" fo:font-weight="bold" officeooo:rsid="0007a372" officeooo:paragraph-rsid="0007a372" style:font-size-asian="14pt" style:font-weight-asian="bold" style:font-size-complex="16pt" style:font-weight-complex="bold"/>
    </style:style>
    <style:style style:name="P38" style:family="paragraph" style:parent-style-name="Preformatted_20_Text">
      <style:text-properties style:font-name="ariel" fo:font-size="16pt" fo:font-weight="bold" officeooo:rsid="000904f3" officeooo:paragraph-rsid="000904f3" style:font-size-asian="14pt" style:font-weight-asian="bold" style:font-size-complex="16pt" style:font-weight-complex="bold"/>
    </style:style>
    <style:style style:name="P39" style:family="paragraph" style:parent-style-name="Preformatted_20_Text">
      <style:text-properties style:font-name="ariel" fo:font-size="16pt" fo:font-weight="bold" officeooo:rsid="000bab3a" officeooo:paragraph-rsid="000bab3a" style:font-size-asian="14pt" style:font-weight-asian="bold" style:font-size-complex="16pt" style:font-weight-complex="bold"/>
    </style:style>
    <style:style style:name="P40" style:family="paragraph" style:parent-style-name="Preformatted_20_Text">
      <style:text-properties style:font-name="ariel" fo:font-size="16pt" fo:font-weight="bold" officeooo:rsid="000c63cc" officeooo:paragraph-rsid="000c63cc" style:font-size-asian="14pt" style:font-weight-asian="bold" style:font-size-complex="16pt" style:font-weight-complex="bold"/>
    </style:style>
    <style:style style:name="P41" style:family="paragraph" style:parent-style-name="Preformatted_20_Text">
      <style:text-properties style:font-name="ariel" fo:font-size="16pt" fo:font-weight="bold" officeooo:rsid="000e78a9" officeooo:paragraph-rsid="000e78a9" style:font-size-asian="14pt" style:font-weight-asian="bold" style:font-size-complex="16pt" style:font-weight-complex="bold"/>
    </style:style>
    <style:style style:name="P42" style:family="paragraph" style:parent-style-name="Preformatted_20_Text">
      <style:text-properties style:font-name="ariel" fo:font-size="16pt" fo:font-weight="bold" officeooo:rsid="00128efd" officeooo:paragraph-rsid="00128efd" style:font-size-asian="14pt" style:font-weight-asian="bold" style:font-size-complex="16pt" style:font-weight-complex="bold"/>
    </style:style>
    <style:style style:name="P43" style:family="paragraph" style:parent-style-name="Preformatted_20_Text">
      <style:text-properties style:font-name="ariel" fo:font-size="16pt" fo:font-weight="bold" officeooo:rsid="002a4b65" officeooo:paragraph-rsid="002a4b65" style:font-size-asian="14pt" style:font-weight-asian="bold" style:font-size-complex="16pt" style:font-weight-complex="bold"/>
    </style:style>
    <style:style style:name="P44" style:family="paragraph" style:parent-style-name="Preformatted_20_Text">
      <style:text-properties style:font-name="ariel" fo:font-size="16pt" fo:font-weight="bold" officeooo:rsid="003e33a5" officeooo:paragraph-rsid="003e33a5" style:font-size-asian="14pt" style:font-weight-asian="bold" style:font-size-complex="16pt" style:font-weight-complex="bold"/>
    </style:style>
    <style:style style:name="P45" style:family="paragraph" style:parent-style-name="Preformatted_20_Text">
      <style:text-properties style:font-name="ariel" fo:font-size="16pt" fo:font-weight="bold" officeooo:rsid="004bafe4" officeooo:paragraph-rsid="00507d75" style:font-size-asian="14pt" style:font-weight-asian="bold" style:font-size-complex="16pt" style:font-weight-complex="bold"/>
    </style:style>
    <style:style style:name="P46" style:family="paragraph" style:parent-style-name="Preformatted_20_Text">
      <style:text-properties style:font-name="ariel" fo:font-size="16pt" fo:font-weight="bold" officeooo:rsid="004ca44c" officeooo:paragraph-rsid="00507d75" style:font-size-asian="14pt" style:font-weight-asian="bold" style:font-size-complex="16pt" style:font-weight-complex="bold"/>
    </style:style>
    <style:style style:name="P47" style:family="paragraph" style:parent-style-name="Preformatted_20_Text">
      <style:text-properties style:font-name="ariel" fo:font-size="16pt" fo:font-weight="bold" officeooo:rsid="00446f88" officeooo:paragraph-rsid="0047c8b3" style:font-size-asian="14pt" style:font-weight-asian="bold" style:font-size-complex="16pt" style:font-weight-complex="bold"/>
    </style:style>
    <style:style style:name="P48" style:family="paragraph" style:parent-style-name="Preformatted_20_Text">
      <style:text-properties style:font-name="ariel" fo:font-size="16pt" fo:font-weight="bold" officeooo:rsid="005cd5cc" officeooo:paragraph-rsid="005cd5cc" style:font-size-asian="14pt" style:font-weight-asian="bold" style:font-size-complex="16pt" style:font-weight-complex="bold"/>
    </style:style>
    <style:style style:name="P49" style:family="paragraph" style:parent-style-name="Preformatted_20_Text">
      <style:text-properties style:font-name="ariel" fo:font-size="16pt" fo:font-weight="bold" officeooo:rsid="00851c2f" officeooo:paragraph-rsid="00851c2f" style:font-size-asian="14pt" style:font-weight-asian="bold" style:font-size-complex="16pt" style:font-weight-complex="bold"/>
    </style:style>
    <style:style style:name="P50" style:family="paragraph" style:parent-style-name="Preformatted_20_Text">
      <style:text-properties style:font-name="ariel" fo:font-size="16pt" fo:font-weight="bold" officeooo:rsid="00913c60" officeooo:paragraph-rsid="00913c60" style:font-size-asian="14pt" style:font-weight-asian="bold" style:font-size-complex="16pt" style:font-weight-complex="bold"/>
    </style:style>
    <style:style style:name="P51" style:family="paragraph" style:parent-style-name="Preformatted_20_Text">
      <style:text-properties style:font-name="ariel" fo:font-size="16pt" fo:font-weight="bold" officeooo:rsid="00933afc" officeooo:paragraph-rsid="00933afc" style:font-size-asian="14pt" style:font-weight-asian="bold" style:font-size-complex="16pt" style:font-weight-complex="bold"/>
    </style:style>
    <style:style style:name="P52" style:family="paragraph" style:parent-style-name="Preformatted_20_Text">
      <style:text-properties style:font-name="ariel" fo:font-size="16pt" fo:font-weight="bold" officeooo:rsid="009d66f4" officeooo:paragraph-rsid="009d66f4" style:font-size-asian="14pt" style:font-weight-asian="bold" style:font-size-complex="16pt" style:font-weight-complex="bold"/>
    </style:style>
    <style:style style:name="P53" style:family="paragraph" style:parent-style-name="Preformatted_20_Text">
      <style:text-properties style:font-name="ariel" fo:font-size="16pt" fo:font-weight="bold" officeooo:rsid="009e296d" officeooo:paragraph-rsid="009e296d" style:font-size-asian="14pt" style:font-weight-asian="bold" style:font-size-complex="16pt" style:font-weight-complex="bold"/>
    </style:style>
    <style:style style:name="P54" style:family="paragraph" style:parent-style-name="Preformatted_20_Text">
      <style:text-properties style:font-name="ariel" fo:font-size="16pt" fo:font-weight="bold" officeooo:rsid="00d6aad0" officeooo:paragraph-rsid="00d6aad0" style:font-size-asian="14pt" style:font-weight-asian="bold" style:font-size-complex="16pt" style:font-weight-complex="bold"/>
    </style:style>
    <style:style style:name="P55" style:family="paragraph" style:parent-style-name="Preformatted_20_Text">
      <style:text-properties style:font-name="ariel" fo:font-size="16pt" fo:font-weight="bold" officeooo:rsid="00d90841" officeooo:paragraph-rsid="00d90841" style:font-size-asian="14pt" style:font-weight-asian="bold" style:font-size-complex="16pt" style:font-weight-complex="bold"/>
    </style:style>
    <style:style style:name="P56" style:family="paragraph" style:parent-style-name="Preformatted_20_Text">
      <style:text-properties style:font-name="ariel" fo:font-size="16pt" fo:font-weight="bold" officeooo:rsid="00e6bb8a" officeooo:paragraph-rsid="00e6bb8a" style:font-size-asian="14pt" style:font-weight-asian="bold" style:font-size-complex="16pt" style:font-weight-complex="bold"/>
    </style:style>
    <style:style style:name="P57" style:family="paragraph" style:parent-style-name="Preformatted_20_Text">
      <style:text-properties style:font-name="ariel" fo:font-size="16pt" fo:font-weight="bold" officeooo:rsid="00e64f6e" officeooo:paragraph-rsid="00e64f6e" style:font-size-asian="14pt" style:font-weight-asian="bold" style:font-size-complex="16pt" style:font-weight-complex="bold"/>
    </style:style>
    <style:style style:name="P58" style:family="paragraph" style:parent-style-name="Preformatted_20_Text">
      <style:text-properties style:font-name="ariel" fo:font-size="16pt" fo:font-weight="bold" officeooo:rsid="01012021" officeooo:paragraph-rsid="01075bcb" style:font-size-asian="14pt" style:font-weight-asian="bold" style:font-size-complex="16pt" style:font-weight-complex="bold"/>
    </style:style>
    <style:style style:name="P59" style:family="paragraph" style:parent-style-name="Preformatted_20_Text">
      <style:text-properties style:font-name="ariel" fo:font-size="16pt" fo:font-weight="normal" officeooo:rsid="000e4b39" officeooo:paragraph-rsid="00128efd" style:font-size-asian="14pt" style:font-weight-asian="normal" style:font-size-complex="16pt" style:font-weight-complex="normal"/>
    </style:style>
    <style:style style:name="P60" style:family="paragraph" style:parent-style-name="Preformatted_20_Text">
      <style:text-properties style:font-name="ariel" fo:font-size="16pt" fo:font-weight="normal" officeooo:rsid="00417d75" officeooo:paragraph-rsid="0047c8b3" style:font-size-asian="14pt" style:font-weight-asian="normal" style:font-size-complex="16pt" style:font-weight-complex="normal"/>
    </style:style>
    <style:style style:name="P61" style:family="paragraph" style:parent-style-name="Preformatted_20_Text">
      <style:text-properties style:font-name="ariel" fo:font-size="16pt" fo:font-weight="normal" officeooo:rsid="00417d75" officeooo:paragraph-rsid="0047a5f0" style:font-size-asian="14pt" style:font-weight-asian="normal" style:font-size-complex="16pt" style:font-weight-complex="normal"/>
    </style:style>
    <style:style style:name="P62" style:family="paragraph" style:parent-style-name="Preformatted_20_Text">
      <style:text-properties style:font-name="ariel" fo:font-size="16pt" fo:font-weight="normal" officeooo:rsid="00446f88" officeooo:paragraph-rsid="0047c8b3" style:font-size-asian="14pt" style:font-weight-asian="normal" style:font-size-complex="16pt" style:font-weight-complex="normal"/>
    </style:style>
    <style:style style:name="P63" style:family="paragraph" style:parent-style-name="Preformatted_20_Text">
      <style:text-properties style:font-name="ariel" fo:font-size="16pt" fo:font-weight="normal" officeooo:rsid="004e93d7" officeooo:paragraph-rsid="00507d75" style:font-size-asian="14pt" style:font-weight-asian="normal" style:font-size-complex="16pt" style:font-weight-complex="normal"/>
    </style:style>
    <style:style style:name="P64" style:family="paragraph" style:parent-style-name="Preformatted_20_Text">
      <style:text-properties style:font-name="ariel" fo:font-size="16pt" fo:font-weight="normal" officeooo:rsid="0051bc7c" officeooo:paragraph-rsid="0051bc7c" style:font-size-asian="14pt" style:font-weight-asian="normal" style:font-size-complex="16pt" style:font-weight-complex="normal"/>
    </style:style>
    <style:style style:name="P65" style:family="paragraph" style:parent-style-name="Preformatted_20_Text">
      <style:text-properties style:font-name="ariel" fo:font-size="16pt" fo:font-weight="normal" officeooo:rsid="004efed8" officeooo:paragraph-rsid="00507d75" style:font-size-asian="14pt" style:font-weight-asian="normal" style:font-size-complex="16pt" style:font-weight-complex="normal"/>
    </style:style>
    <style:style style:name="P66" style:family="paragraph" style:parent-style-name="Preformatted_20_Text">
      <style:text-properties style:font-name="ariel" fo:font-size="16pt" fo:font-weight="normal" officeooo:rsid="00530db3" officeooo:paragraph-rsid="00507d75" style:font-size-asian="14pt" style:font-weight-asian="normal" style:font-size-complex="16pt" style:font-weight-complex="normal"/>
    </style:style>
    <style:style style:name="P67" style:family="paragraph" style:parent-style-name="Preformatted_20_Text">
      <style:text-properties style:font-name="ariel" fo:font-size="16pt" fo:font-weight="normal" officeooo:rsid="005703bb" officeooo:paragraph-rsid="005703bb" style:font-size-asian="14pt" style:font-weight-asian="normal" style:font-size-complex="16pt" style:font-weight-complex="normal"/>
    </style:style>
    <style:style style:name="P68" style:family="paragraph" style:parent-style-name="Preformatted_20_Text">
      <style:text-properties style:font-name="ariel" fo:font-size="16pt" fo:font-weight="normal" officeooo:rsid="005703bb" officeooo:paragraph-rsid="003e33a5" style:font-size-asian="14pt" style:font-weight-asian="normal" style:font-size-complex="16pt" style:font-weight-complex="normal"/>
    </style:style>
    <style:style style:name="P69" style:family="paragraph" style:parent-style-name="Preformatted_20_Text">
      <style:text-properties style:font-name="ariel" fo:font-size="16pt" fo:font-weight="normal" officeooo:rsid="00573bce" officeooo:paragraph-rsid="003e33a5" style:font-size-asian="14pt" style:font-weight-asian="normal" style:font-size-complex="16pt" style:font-weight-complex="normal"/>
    </style:style>
    <style:style style:name="P70" style:family="paragraph" style:parent-style-name="Preformatted_20_Text">
      <style:text-properties style:font-name="ariel" fo:font-size="16pt" fo:font-weight="normal" officeooo:rsid="005b1b43" officeooo:paragraph-rsid="005b1b43" style:font-size-asian="14pt" style:font-weight-asian="normal" style:font-size-complex="16pt" style:font-weight-complex="normal"/>
    </style:style>
    <style:style style:name="P71" style:family="paragraph" style:parent-style-name="Preformatted_20_Text">
      <style:text-properties style:font-name="ariel" fo:font-size="16pt" fo:font-weight="normal" officeooo:rsid="005cd5cc" officeooo:paragraph-rsid="005cd5cc" style:font-size-asian="14pt" style:font-weight-asian="normal" style:font-size-complex="16pt" style:font-weight-complex="normal"/>
    </style:style>
    <style:style style:name="P72" style:family="paragraph" style:parent-style-name="Preformatted_20_Text">
      <style:text-properties style:font-name="ariel" fo:font-size="16pt" fo:font-weight="normal" officeooo:rsid="005ebb91" officeooo:paragraph-rsid="005ebb91" style:font-size-asian="14pt" style:font-weight-asian="normal" style:font-size-complex="16pt" style:font-weight-complex="normal"/>
    </style:style>
    <style:style style:name="P73" style:family="paragraph" style:parent-style-name="Preformatted_20_Text">
      <style:text-properties style:font-name="ariel" fo:font-size="16pt" fo:font-weight="normal" officeooo:rsid="0087a7be" officeooo:paragraph-rsid="0087a7be" style:font-size-asian="14pt" style:font-weight-asian="normal" style:font-size-complex="16pt" style:font-weight-complex="normal"/>
    </style:style>
    <style:style style:name="P74" style:family="paragraph" style:parent-style-name="Preformatted_20_Text">
      <style:text-properties style:font-name="ariel" fo:font-size="16pt" fo:font-weight="normal" officeooo:rsid="00933afc" officeooo:paragraph-rsid="00933afc" style:font-size-asian="14pt" style:font-weight-asian="normal" style:font-size-complex="16pt" style:font-weight-complex="normal"/>
    </style:style>
    <style:style style:name="P75" style:family="paragraph" style:parent-style-name="Preformatted_20_Text">
      <style:text-properties style:font-name="ariel" fo:font-size="16pt" fo:font-weight="normal" officeooo:rsid="009d66f4" officeooo:paragraph-rsid="009d66f4" style:font-size-asian="14pt" style:font-weight-asian="normal" style:font-size-complex="16pt" style:font-weight-complex="normal"/>
    </style:style>
    <style:style style:name="P76" style:family="paragraph" style:parent-style-name="Preformatted_20_Text">
      <style:text-properties style:font-name="ariel" fo:font-size="16pt" fo:font-weight="normal" officeooo:rsid="009e296d" officeooo:paragraph-rsid="009e296d" style:font-size-asian="14pt" style:font-weight-asian="normal" style:font-size-complex="16pt" style:font-weight-complex="normal"/>
    </style:style>
    <style:style style:name="P77" style:family="paragraph" style:parent-style-name="Preformatted_20_Text">
      <style:text-properties style:font-name="ariel" fo:font-size="16pt" fo:font-weight="normal" officeooo:rsid="00b823ef" officeooo:paragraph-rsid="00b823ef" style:font-size-asian="14pt" style:font-weight-asian="normal" style:font-size-complex="16pt" style:font-weight-complex="normal"/>
    </style:style>
    <style:style style:name="P78" style:family="paragraph" style:parent-style-name="Preformatted_20_Text">
      <style:text-properties style:font-name="ariel" fo:font-size="16pt" fo:font-weight="normal" officeooo:rsid="00bc703c" officeooo:paragraph-rsid="00bc703c" style:font-size-asian="14pt" style:font-weight-asian="normal" style:font-size-complex="16pt" style:font-weight-complex="normal"/>
    </style:style>
    <style:style style:name="P79" style:family="paragraph" style:parent-style-name="Preformatted_20_Text">
      <style:text-properties style:font-name="ariel" fo:font-size="16pt" fo:font-weight="normal" officeooo:rsid="00c6c25b" officeooo:paragraph-rsid="00c6c25b" style:font-size-asian="14pt" style:font-weight-asian="normal" style:font-size-complex="16pt" style:font-weight-complex="normal"/>
    </style:style>
    <style:style style:name="P80" style:family="paragraph" style:parent-style-name="Preformatted_20_Text">
      <style:text-properties style:font-name="ariel" fo:font-size="16pt" fo:font-weight="normal" officeooo:rsid="00c7eff5" officeooo:paragraph-rsid="00c7eff5" style:font-size-asian="14pt" style:font-weight-asian="normal" style:font-size-complex="16pt" style:font-weight-complex="normal"/>
    </style:style>
    <style:style style:name="P81" style:family="paragraph" style:parent-style-name="Preformatted_20_Text">
      <style:text-properties style:font-name="ariel" fo:font-size="16pt" fo:font-weight="normal" officeooo:rsid="00d22755" officeooo:paragraph-rsid="00d22755" style:font-size-asian="14pt" style:font-weight-asian="normal" style:font-size-complex="16pt" style:font-weight-complex="normal"/>
    </style:style>
    <style:style style:name="P82" style:family="paragraph" style:parent-style-name="Preformatted_20_Text">
      <style:text-properties style:font-name="ariel" fo:font-size="16pt" fo:font-weight="normal" officeooo:rsid="00d90841" officeooo:paragraph-rsid="00d90841" style:font-size-asian="14pt" style:font-weight-asian="normal" style:font-size-complex="16pt" style:font-weight-complex="normal"/>
    </style:style>
    <style:style style:name="P83" style:family="paragraph" style:parent-style-name="Preformatted_20_Text">
      <style:text-properties style:font-name="ariel" fo:font-size="16pt" fo:font-weight="normal" officeooo:rsid="00e64f6e" officeooo:paragraph-rsid="00e64f6e" style:font-size-asian="14pt" style:font-weight-asian="normal" style:font-size-complex="16pt" style:font-weight-complex="normal"/>
    </style:style>
    <style:style style:name="P84" style:family="paragraph" style:parent-style-name="Preformatted_20_Text">
      <style:text-properties style:font-name="ariel" fo:font-size="16pt" fo:font-weight="normal" officeooo:rsid="010e444e" officeooo:paragraph-rsid="010e444e" style:font-size-asian="14pt" style:font-weight-asian="normal" style:font-size-complex="16pt" style:font-weight-complex="normal"/>
    </style:style>
    <style:style style:name="P85" style:family="paragraph" style:parent-style-name="Preformatted_20_Text">
      <style:text-properties style:font-name="ariel" fo:font-size="16pt" fo:font-weight="normal" officeooo:rsid="010e8ab1" officeooo:paragraph-rsid="010e8ab1" style:font-size-asian="14pt" style:font-weight-asian="normal" style:font-size-complex="16pt" style:font-weight-complex="normal"/>
    </style:style>
    <style:style style:name="P86" style:family="paragraph" style:parent-style-name="Preformatted_20_Text">
      <style:text-properties style:font-name="ariel" fo:font-size="16pt" fo:font-weight="normal" officeooo:rsid="00aae1c2" officeooo:paragraph-rsid="00aae1c2" style:font-name-asian="Noto Sans Mono CJK SC" style:font-size-asian="14pt" style:font-weight-asian="normal" style:font-name-complex="Liberation Mono" style:font-size-complex="16pt" style:font-weight-complex="normal"/>
    </style:style>
    <style:style style:name="P87" style:family="paragraph" style:parent-style-name="Preformatted_20_Text">
      <style:text-properties style:font-name="ariel" fo:font-size="16pt" style:text-underline-style="none" fo:font-weight="bold" officeooo:rsid="0080c839" officeooo:paragraph-rsid="0080c839" style:font-size-asian="14pt" style:font-weight-asian="bold" style:font-size-complex="16pt" style:font-weight-complex="bold"/>
    </style:style>
    <style:style style:name="P88" style:family="paragraph" style:parent-style-name="Preformatted_20_Text">
      <style:text-properties style:font-name="ariel" fo:font-size="16pt" style:font-size-asian="16pt" style:font-size-complex="16pt"/>
    </style:style>
    <style:style style:name="P89" style:family="paragraph" style:parent-style-name="Preformatted_20_Text">
      <style:text-properties style:font-name="ariel" fo:font-size="16pt" officeooo:paragraph-rsid="009d66f4" style:font-size-asian="16pt" style:font-size-complex="16pt"/>
    </style:style>
    <style:style style:name="P90" style:family="paragraph" style:parent-style-name="Preformatted_20_Text">
      <style:text-properties style:font-name="ariel" fo:font-size="16pt" officeooo:paragraph-rsid="00e64f6e" style:font-size-asian="16pt" style:font-size-complex="16pt"/>
    </style:style>
    <style:style style:name="P91" style:family="paragraph" style:parent-style-name="Preformatted_20_Text">
      <style:text-properties style:font-name="ariel" fo:font-size="22pt" fo:font-weight="bold" officeooo:rsid="003e33a5" officeooo:paragraph-rsid="003e33a5" style:font-size-asian="22pt" style:font-weight-asian="bold" style:font-size-complex="22pt" style:font-weight-complex="bold"/>
    </style:style>
    <style:style style:name="P92" style:family="paragraph" style:parent-style-name="Preformatted_20_Text">
      <style:text-properties style:font-name="ariel" fo:font-size="22pt" fo:font-weight="bold" officeooo:rsid="005b1b43" officeooo:paragraph-rsid="005b1b43" style:font-size-asian="22pt" style:font-weight-asian="bold" style:font-size-complex="22pt" style:font-weight-complex="bold"/>
    </style:style>
    <style:style style:name="P93" style:family="paragraph" style:parent-style-name="Preformatted_20_Text">
      <style:text-properties style:font-name="ariel" fo:font-size="22pt" fo:font-weight="bold" officeooo:rsid="008e7b64" officeooo:paragraph-rsid="008e7b64" style:font-size-asian="22pt" style:font-weight-asian="bold" style:font-size-complex="22pt" style:font-weight-complex="bold"/>
    </style:style>
    <style:style style:name="P94" style:family="paragraph" style:parent-style-name="Preformatted_20_Text">
      <style:text-properties style:font-name="ariel" fo:font-size="22pt" fo:font-weight="bold" officeooo:rsid="00d6aad0" officeooo:paragraph-rsid="00d6aad0" style:font-size-asian="22pt" style:font-weight-asian="bold" style:font-size-complex="22pt" style:font-weight-complex="bold"/>
    </style:style>
    <style:style style:name="P95" style:family="paragraph" style:parent-style-name="Preformatted_20_Text">
      <style:text-properties style:font-name="ariel" fo:font-size="22pt" fo:font-weight="bold" officeooo:rsid="00d6f8cf" officeooo:paragraph-rsid="00d6f8cf" style:font-size-asian="22pt" style:font-weight-asian="bold" style:font-size-complex="22pt" style:font-weight-complex="bold"/>
    </style:style>
    <style:style style:name="P96" style:family="paragraph" style:parent-style-name="Preformatted_20_Text">
      <style:text-properties style:font-name="ariel" fo:font-size="18pt" fo:font-weight="bold" officeooo:rsid="009ce418" officeooo:paragraph-rsid="009ce418" style:font-size-asian="18pt" style:font-weight-asian="bold" style:font-size-complex="18pt" style:font-weight-complex="bold"/>
    </style:style>
    <style:style style:name="P97" style:family="paragraph" style:parent-style-name="Preformatted_20_Text">
      <style:text-properties officeooo:paragraph-rsid="000c63cc"/>
    </style:style>
    <style:style style:name="P98" style:family="paragraph" style:parent-style-name="Preformatted_20_Text">
      <style:text-properties fo:font-weight="normal" officeooo:rsid="00aae1c2" officeooo:paragraph-rsid="00aae1c2" style:font-weight-asian="normal" style:font-weight-complex="normal"/>
    </style:style>
    <style:style style:name="P99" style:family="paragraph" style:parent-style-name="Preformatted_20_Text">
      <style:text-properties officeooo:paragraph-rsid="009d66f4"/>
    </style:style>
    <style:style style:name="P100" style:family="paragraph" style:parent-style-name="Preformatted_20_Text">
      <style:text-properties officeooo:paragraph-rsid="009e296d"/>
    </style:style>
    <style:style style:name="P101" style:family="paragraph" style:parent-style-name="Preformatted_20_Text">
      <style:text-properties fo:font-weight="bold" officeooo:rsid="000dc95a" officeooo:paragraph-rsid="000dc95a" style:font-weight-asian="bold" style:font-weight-complex="bold"/>
    </style:style>
    <style:style style:name="P102" style:family="paragraph" style:parent-style-name="Preformatted_20_Text">
      <style:text-properties style:font-name="ariel" fo:font-size="16pt" fo:font-weight="normal" officeooo:rsid="010e8ab1" officeooo:paragraph-rsid="010e8ab1" style:font-size-asian="14pt" style:font-weight-asian="normal" style:font-size-complex="16pt" style:font-weight-complex="normal"/>
    </style:style>
    <style:style style:name="P103" style:family="paragraph" style:parent-style-name="Preformatted_20_Text">
      <style:text-properties style:font-name="ariel" fo:font-size="16pt" fo:font-weight="bold" officeooo:rsid="010e8ab1" officeooo:paragraph-rsid="010e8ab1" style:font-size-asian="14pt" style:font-weight-asian="bold" style:font-size-complex="16pt" style:font-weight-complex="bold"/>
    </style:style>
    <style:style style:name="T1" style:family="text">
      <style:text-properties officeooo:rsid="0004e0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8efd" style:font-weight-asian="bold" style:font-weight-complex="bold"/>
    </style:style>
    <style:style style:name="T4" style:family="text">
      <style:text-properties fo:font-weight="bold" officeooo:rsid="0015ec98" style:font-weight-asian="bold" style:font-weight-complex="bold"/>
    </style:style>
    <style:style style:name="T5" style:family="text">
      <style:text-properties fo:font-weight="bold" officeooo:rsid="00132ccd" style:font-weight-asian="bold" style:font-weight-complex="bold"/>
    </style:style>
    <style:style style:name="T6" style:family="text">
      <style:text-properties fo:font-weight="bold" officeooo:rsid="00105824" style:font-weight-asian="bold" style:font-weight-complex="bold"/>
    </style:style>
    <style:style style:name="T7" style:family="text">
      <style:text-properties fo:font-weight="bold" officeooo:rsid="001fdbc4" style:font-weight-asian="bold" style:font-weight-complex="bold"/>
    </style:style>
    <style:style style:name="T8" style:family="text">
      <style:text-properties fo:font-weight="bold" officeooo:rsid="00224ae5" style:font-weight-asian="bold" style:font-weight-complex="bold"/>
    </style:style>
    <style:style style:name="T9" style:family="text">
      <style:text-properties fo:font-weight="bold" officeooo:rsid="0026bee4" style:font-weight-asian="bold" style:font-weight-complex="bold"/>
    </style:style>
    <style:style style:name="T10" style:family="text">
      <style:text-properties fo:font-weight="bold" officeooo:rsid="002e6c69" style:font-weight-asian="bold" style:font-weight-complex="bold"/>
    </style:style>
    <style:style style:name="T11" style:family="text">
      <style:text-properties fo:font-weight="bold" officeooo:rsid="003a534d" style:font-weight-asian="bold" style:font-weight-complex="bold"/>
    </style:style>
    <style:style style:name="T12" style:family="text">
      <style:text-properties fo:font-weight="bold" officeooo:rsid="003ac47b" style:font-weight-asian="bold" style:font-weight-complex="bold"/>
    </style:style>
    <style:style style:name="T13" style:family="text">
      <style:text-properties fo:font-weight="bold" officeooo:rsid="0047c8b3" style:font-weight-asian="bold" style:font-weight-complex="bold"/>
    </style:style>
    <style:style style:name="T14" style:family="text">
      <style:text-properties fo:font-weight="bold" officeooo:rsid="006518ee" style:font-weight-asian="bold" style:font-weight-complex="bold"/>
    </style:style>
    <style:style style:name="T15" style:family="text">
      <style:text-properties fo:font-weight="bold" officeooo:rsid="006694a1" style:font-weight-asian="bold" style:font-weight-complex="bold"/>
    </style:style>
    <style:style style:name="T16" style:family="text">
      <style:text-properties fo:font-weight="bold" officeooo:rsid="006ac555" style:font-weight-asian="bold" style:font-weight-complex="bold"/>
    </style:style>
    <style:style style:name="T17" style:family="text">
      <style:text-properties fo:font-weight="bold" officeooo:rsid="006d3188" style:font-weight-asian="bold" style:font-weight-complex="bold"/>
    </style:style>
    <style:style style:name="T18" style:family="text">
      <style:text-properties fo:font-weight="bold" officeooo:rsid="00786012" style:font-weight-asian="bold" style:font-weight-complex="bold"/>
    </style:style>
    <style:style style:name="T19" style:family="text">
      <style:text-properties fo:font-weight="bold" officeooo:rsid="00789053" style:font-weight-asian="bold" style:font-weight-complex="bold"/>
    </style:style>
    <style:style style:name="T20" style:family="text">
      <style:text-properties fo:font-weight="bold" officeooo:rsid="007d34ab" style:font-weight-asian="bold" style:font-weight-complex="bold"/>
    </style:style>
    <style:style style:name="T21" style:family="text">
      <style:text-properties fo:font-weight="bold" officeooo:rsid="0082be5b" style:font-weight-asian="bold" style:font-weight-complex="bold"/>
    </style:style>
    <style:style style:name="T22" style:family="text">
      <style:text-properties fo:font-weight="bold" officeooo:rsid="00997029" style:font-weight-asian="bold" style:font-weight-complex="bold"/>
    </style:style>
    <style:style style:name="T23" style:family="text">
      <style:text-properties fo:font-weight="bold" officeooo:rsid="00a0f9dd" style:font-weight-asian="bold" style:font-weight-complex="bold"/>
    </style:style>
    <style:style style:name="T24" style:family="text">
      <style:text-properties fo:font-weight="bold" officeooo:rsid="00a3249c" style:font-weight-asian="bold" style:font-weight-complex="bold"/>
    </style:style>
    <style:style style:name="T25" style:family="text">
      <style:text-properties fo:font-weight="bold" officeooo:rsid="00abc60c" style:font-weight-asian="bold" style:font-weight-complex="bold"/>
    </style:style>
    <style:style style:name="T26" style:family="text">
      <style:text-properties fo:font-weight="bold" officeooo:rsid="00adafd5" style:font-weight-asian="bold" style:font-weight-complex="bold"/>
    </style:style>
    <style:style style:name="T27" style:family="text">
      <style:text-properties fo:font-weight="bold" officeooo:rsid="00af2dc0" style:font-weight-asian="bold" style:font-weight-complex="bold"/>
    </style:style>
    <style:style style:name="T28" style:family="text">
      <style:text-properties fo:font-weight="bold" officeooo:rsid="00b1296f" style:font-weight-asian="bold" style:font-weight-complex="bold"/>
    </style:style>
    <style:style style:name="T29" style:family="text">
      <style:text-properties fo:font-weight="bold" officeooo:rsid="00b4327c" style:font-weight-asian="bold" style:font-weight-complex="bold"/>
    </style:style>
    <style:style style:name="T30" style:family="text">
      <style:text-properties fo:font-weight="bold" officeooo:rsid="00b614e1" style:font-weight-asian="bold" style:font-weight-complex="bold"/>
    </style:style>
    <style:style style:name="T31" style:family="text">
      <style:text-properties fo:font-weight="bold" officeooo:rsid="00c26d69" style:font-weight-asian="bold" style:font-weight-complex="bold"/>
    </style:style>
    <style:style style:name="T32" style:family="text">
      <style:text-properties fo:font-weight="bold" officeooo:rsid="00c3f856" style:font-weight-asian="bold" style:font-weight-complex="bold"/>
    </style:style>
    <style:style style:name="T33" style:family="text">
      <style:text-properties fo:font-weight="bold" officeooo:rsid="00cefe23" style:font-weight-asian="bold" style:font-weight-complex="bold"/>
    </style:style>
    <style:style style:name="T34" style:family="text">
      <style:text-properties fo:font-weight="bold" officeooo:rsid="00cd268b" style:font-weight-asian="bold" style:font-weight-complex="bold"/>
    </style:style>
    <style:style style:name="T35" style:family="text">
      <style:text-properties fo:font-weight="bold" officeooo:rsid="00db107f" style:font-weight-asian="bold" style:font-weight-complex="bold"/>
    </style:style>
    <style:style style:name="T36" style:family="text">
      <style:text-properties fo:font-weight="bold" officeooo:rsid="00dda385" style:font-weight-asian="bold" style:font-weight-complex="bold"/>
    </style:style>
    <style:style style:name="T37" style:family="text">
      <style:text-properties fo:font-weight="bold" officeooo:rsid="00eac566" style:font-weight-asian="bold" style:font-weight-complex="bold"/>
    </style:style>
    <style:style style:name="T38" style:family="text">
      <style:text-properties fo:font-weight="bold" officeooo:rsid="00eded50" style:font-weight-asian="bold" style:font-weight-complex="bold"/>
    </style:style>
    <style:style style:name="T39" style:family="text">
      <style:text-properties fo:font-weight="bold" officeooo:rsid="00f19398" style:font-weight-asian="bold" style:font-weight-complex="bold"/>
    </style:style>
    <style:style style:name="T40" style:family="text">
      <style:text-properties fo:font-weight="bold" officeooo:rsid="00f34b78" style:font-weight-asian="bold" style:font-weight-complex="bold"/>
    </style:style>
    <style:style style:name="T41" style:family="text">
      <style:text-properties fo:font-weight="bold" officeooo:rsid="01048c4b" style:font-weight-asian="bold" style:font-weight-complex="bold"/>
    </style:style>
    <style:style style:name="T42" style:family="text">
      <style:text-properties fo:font-weight="bold" officeooo:rsid="01082c1d" style:font-weight-asian="bold" style:font-weight-complex="bold"/>
    </style:style>
    <style:style style:name="T43" style:family="text">
      <style:text-properties fo:font-weight="bold" officeooo:rsid="0109dfb4" style:font-weight-asian="bold" style:font-weight-complex="bold"/>
    </style:style>
    <style:style style:name="T44" style:family="text">
      <style:text-properties fo:font-weight="bold" officeooo:rsid="010b6b70" style:font-weight-asian="bold" style:font-weight-complex="bold"/>
    </style:style>
    <style:style style:name="T45" style:family="text">
      <style:text-properties fo:font-weight="bold" officeooo:rsid="010cb052" style:font-weight-asian="bold" style:font-weight-complex="bold"/>
    </style:style>
    <style:style style:name="T46" style:family="text">
      <style:text-properties fo:font-weight="bold" officeooo:rsid="010d9ffb" style:font-weight-asian="bold" style:font-weight-complex="bold"/>
    </style:style>
    <style:style style:name="T47" style:family="text">
      <style:text-properties officeooo:rsid="0004fb9c"/>
    </style:style>
    <style:style style:name="T48" style:family="text">
      <style:text-properties officeooo:rsid="0005e4d2"/>
    </style:style>
    <style:style style:name="T49" style:family="text">
      <style:text-properties officeooo:rsid="000a65d4"/>
    </style:style>
    <style:style style:name="T50" style:family="text">
      <style:text-properties style:font-name="ariel" fo:font-size="16pt" style:font-size-asian="14pt" style:font-size-complex="16pt"/>
    </style:style>
    <style:style style:name="T51" style:family="text">
      <style:text-properties style:font-name="ariel" fo:font-size="16pt" officeooo:rsid="000c63cc" style:font-size-asian="14pt" style:font-size-complex="16pt"/>
    </style:style>
    <style:style style:name="T52" style:family="text">
      <style:text-properties style:font-name="ariel" fo:font-size="16pt" style:font-name-asian="Noto Sans Mono CJK SC" style:font-size-asian="14pt" style:font-name-complex="Liberation Mono" style:font-size-complex="16pt"/>
    </style:style>
    <style:style style:name="T53" style:family="text">
      <style:text-properties style:font-name="ariel" fo:font-size="16pt" officeooo:rsid="000d61f6" style:font-name-asian="Noto Sans Mono CJK SC" style:font-size-asian="14pt" style:font-name-complex="Liberation Mono" style:font-size-complex="16pt"/>
    </style:style>
    <style:style style:name="T54" style:family="text">
      <style:text-properties style:font-name="ariel" fo:font-size="16pt" officeooo:rsid="00a7cbbf" style:font-name-asian="Noto Sans Mono CJK SC" style:font-size-asian="14pt" style:font-name-complex="Liberation Mono" style:font-size-complex="16pt"/>
    </style:style>
    <style:style style:name="T55" style:family="text">
      <style:text-properties style:font-name="ariel" fo:font-size="16pt" officeooo:rsid="0071a1a7" style:font-size-asian="16pt" style:font-size-complex="16pt"/>
    </style:style>
    <style:style style:name="T56" style:family="text">
      <style:text-properties style:font-name="ariel" fo:font-size="16pt" fo:font-weight="bold" officeooo:rsid="0071a1a7" style:font-size-asian="16pt" style:font-weight-asian="bold" style:font-size-complex="16pt" style:font-weight-complex="bold"/>
    </style:style>
    <style:style style:name="T57" style:family="text">
      <style:text-properties style:font-name="ariel" fo:font-size="16pt" fo:font-weight="bold" officeooo:rsid="00743de4" style:font-size-asian="16pt" style:font-weight-asian="bold" style:font-size-complex="16pt" style:font-weight-complex="bold"/>
    </style:style>
    <style:style style:name="T58" style:family="text">
      <style:text-properties style:font-name="ariel" fo:font-size="16pt" fo:font-weight="bold" officeooo:rsid="00a63085" style:font-size-asian="14pt" style:font-weight-asian="bold" style:font-size-complex="16pt" style:font-weight-complex="bold"/>
    </style:style>
    <style:style style:name="T59" style:family="text">
      <style:text-properties style:font-name="ariel" fo:font-size="16pt" fo:font-weight="bold" officeooo:rsid="00a7cbbf" style:font-name-asian="Noto Sans Mono CJK SC" style:font-size-asian="14pt" style:font-weight-asian="bold" style:font-name-complex="Liberation Mono" style:font-size-complex="16pt" style:font-weight-complex="bold"/>
    </style:style>
    <style:style style:name="T60" style:family="text">
      <style:text-properties style:font-name="ariel" fo:font-size="16pt" fo:font-weight="normal" officeooo:rsid="00743de4" style:font-size-asian="16pt" style:font-weight-asian="normal" style:font-size-complex="16pt" style:font-weight-complex="normal"/>
    </style:style>
    <style:style style:name="T61" style:family="text">
      <style:text-properties style:font-name="ariel" fo:font-size="16pt" fo:font-weight="normal" officeooo:rsid="009d66f4" style:font-size-asian="14pt" style:font-weight-asian="normal" style:font-size-complex="16pt" style:font-weight-complex="normal"/>
    </style:style>
    <style:style style:name="T62" style:family="text">
      <style:text-properties style:font-name="ariel" fo:font-size="16pt" fo:font-weight="normal" officeooo:rsid="00a63085" style:font-size-asian="14pt" style:font-weight-asian="normal" style:font-size-complex="16pt" style:font-weight-complex="normal"/>
    </style:style>
    <style:style style:name="T63" style:family="text">
      <style:text-properties style:font-name="ariel" fo:font-size="16pt" fo:font-weight="normal" officeooo:rsid="009e296d" style:font-size-asian="14pt" style:font-weight-asian="normal" style:font-size-complex="16pt" style:font-weight-complex="normal"/>
    </style:style>
    <style:style style:name="T64" style:family="text">
      <style:text-properties style:font-name="ariel" fo:font-size="16pt" fo:font-weight="normal" officeooo:rsid="00d6aad0" style:font-size-asian="14pt" style:font-weight-asian="normal" style:font-size-complex="16pt" style:font-weight-complex="normal"/>
    </style:style>
    <style:style style:name="T65" style:family="text">
      <style:text-properties style:font-name="ariel" fo:font-size="16pt" fo:font-weight="normal" officeooo:rsid="00d6ee24" style:font-name-asian="Noto Sans Mono CJK SC" style:font-size-asian="14pt" style:font-weight-asian="normal" style:font-name-complex="Liberation Mono" style:font-size-complex="16pt" style:font-weight-complex="normal"/>
    </style:style>
    <style:style style:name="T66" style:family="text">
      <style:text-properties officeooo:rsid="00105824"/>
    </style:style>
    <style:style style:name="T67" style:family="text">
      <style:text-properties officeooo:rsid="00128efd"/>
    </style:style>
    <style:style style:name="T68" style:family="text">
      <style:text-properties officeooo:rsid="000e4b39"/>
    </style:style>
    <style:style style:name="T69" style:family="text">
      <style:text-properties officeooo:rsid="00132ccd"/>
    </style:style>
    <style:style style:name="T70" style:family="text">
      <style:text-properties officeooo:rsid="0014c07e"/>
    </style:style>
    <style:style style:name="T71" style:family="text">
      <style:text-properties officeooo:rsid="0015ec98"/>
    </style:style>
    <style:style style:name="T72" style:family="text">
      <style:text-properties officeooo:rsid="00197e8d"/>
    </style:style>
    <style:style style:name="T73" style:family="text">
      <style:text-properties officeooo:rsid="001bc0e1"/>
    </style:style>
    <style:style style:name="T74" style:family="text">
      <style:text-properties officeooo:rsid="001d5960"/>
    </style:style>
    <style:style style:name="T75" style:family="text">
      <style:text-properties officeooo:rsid="001fdbc4"/>
    </style:style>
    <style:style style:name="T76" style:family="text">
      <style:text-properties officeooo:rsid="00202a1d"/>
    </style:style>
    <style:style style:name="T77" style:family="text">
      <style:text-properties officeooo:rsid="00224ae5"/>
    </style:style>
    <style:style style:name="T78" style:family="text">
      <style:text-properties officeooo:rsid="0026bee4"/>
    </style:style>
    <style:style style:name="T79" style:family="text">
      <style:text-properties officeooo:rsid="00288e3f"/>
    </style:style>
    <style:style style:name="T80" style:family="text">
      <style:text-properties officeooo:rsid="002a4b65"/>
    </style:style>
    <style:style style:name="T81" style:family="text">
      <style:text-properties officeooo:rsid="002e6c69"/>
    </style:style>
    <style:style style:name="T82" style:family="text">
      <style:text-properties officeooo:rsid="002feb06"/>
    </style:style>
    <style:style style:name="T83" style:family="text">
      <style:text-properties officeooo:rsid="0031e385"/>
    </style:style>
    <style:style style:name="T84" style:family="text">
      <style:text-properties officeooo:rsid="0034793d"/>
    </style:style>
    <style:style style:name="T85" style:family="text">
      <style:text-properties officeooo:rsid="00385f50"/>
    </style:style>
    <style:style style:name="T86" style:family="text">
      <style:text-properties officeooo:rsid="003a534d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03c567b" style:font-weight-asian="normal" style:font-weight-complex="normal"/>
    </style:style>
    <style:style style:name="T89" style:family="text">
      <style:text-properties fo:font-weight="normal" officeooo:rsid="00446f88" style:font-weight-asian="normal" style:font-weight-complex="normal"/>
    </style:style>
    <style:style style:name="T90" style:family="text">
      <style:text-properties fo:font-weight="normal" officeooo:rsid="004ab657" style:font-weight-asian="normal" style:font-weight-complex="normal"/>
    </style:style>
    <style:style style:name="T91" style:family="text">
      <style:text-properties fo:font-weight="normal" officeooo:rsid="004e93d7" style:font-weight-asian="normal" style:font-weight-complex="normal"/>
    </style:style>
    <style:style style:name="T92" style:family="text">
      <style:text-properties fo:font-weight="normal" officeooo:rsid="004efed8" style:font-weight-asian="normal" style:font-weight-complex="normal"/>
    </style:style>
    <style:style style:name="T93" style:family="text">
      <style:text-properties fo:font-weight="normal" officeooo:rsid="0051bc7c" style:font-weight-asian="normal" style:font-weight-complex="normal"/>
    </style:style>
    <style:style style:name="T94" style:family="text">
      <style:text-properties fo:font-weight="normal" officeooo:rsid="0052a601" style:font-weight-asian="normal" style:font-weight-complex="normal"/>
    </style:style>
    <style:style style:name="T95" style:family="text">
      <style:text-properties fo:font-weight="normal" officeooo:rsid="00530db3" style:font-weight-asian="normal" style:font-weight-complex="normal"/>
    </style:style>
    <style:style style:name="T96" style:family="text">
      <style:text-properties fo:font-weight="normal" officeooo:rsid="00547600" style:font-weight-asian="normal" style:font-weight-complex="normal"/>
    </style:style>
    <style:style style:name="T97" style:family="text">
      <style:text-properties fo:font-weight="normal" officeooo:rsid="005703bb" style:font-weight-asian="normal" style:font-weight-complex="normal"/>
    </style:style>
    <style:style style:name="T98" style:family="text">
      <style:text-properties fo:font-weight="normal" officeooo:rsid="00573bce" style:font-weight-asian="normal" style:font-weight-complex="normal"/>
    </style:style>
    <style:style style:name="T99" style:family="text">
      <style:text-properties fo:font-weight="normal" officeooo:rsid="00e4d503" style:font-weight-asian="normal" style:font-weight-complex="normal"/>
    </style:style>
    <style:style style:name="T100" style:family="text">
      <style:text-properties officeooo:rsid="003c567b"/>
    </style:style>
    <style:style style:name="T101" style:family="text">
      <style:text-properties officeooo:rsid="004ab657"/>
    </style:style>
    <style:style style:name="T102" style:family="text">
      <style:text-properties officeooo:rsid="004bafe4"/>
    </style:style>
    <style:style style:name="T103" style:family="text">
      <style:text-properties officeooo:rsid="006518ee"/>
    </style:style>
    <style:style style:name="T104" style:family="text">
      <style:text-properties officeooo:rsid="0066835d"/>
    </style:style>
    <style:style style:name="T105" style:family="text">
      <style:text-properties officeooo:rsid="006694a1"/>
    </style:style>
    <style:style style:name="T106" style:family="text">
      <style:text-properties officeooo:rsid="006ac555"/>
    </style:style>
    <style:style style:name="T107" style:family="text">
      <style:text-properties officeooo:rsid="006c63e5"/>
    </style:style>
    <style:style style:name="T108" style:family="text">
      <style:text-properties officeooo:rsid="006d3188"/>
    </style:style>
    <style:style style:name="T109" style:family="text">
      <style:text-properties officeooo:rsid="0075eec2"/>
    </style:style>
    <style:style style:name="T110" style:family="text">
      <style:text-properties officeooo:rsid="00786012"/>
    </style:style>
    <style:style style:name="T111" style:family="text">
      <style:text-properties officeooo:rsid="007aec13"/>
    </style:style>
    <style:style style:name="T112" style:family="text">
      <style:text-properties officeooo:rsid="007d34ab"/>
    </style:style>
    <style:style style:name="T113" style:family="text">
      <style:text-properties officeooo:rsid="0082be5b"/>
    </style:style>
    <style:style style:name="T114" style:family="text">
      <style:text-properties officeooo:rsid="0086aa55"/>
    </style:style>
    <style:style style:name="T115" style:family="text">
      <style:text-properties officeooo:rsid="00893707"/>
    </style:style>
    <style:style style:name="T116" style:family="text">
      <style:text-properties officeooo:rsid="008e7b64"/>
    </style:style>
    <style:style style:name="T117" style:family="text">
      <style:text-properties officeooo:rsid="0090c4e7"/>
    </style:style>
    <style:style style:name="T118" style:family="text">
      <style:text-properties officeooo:rsid="00933afc"/>
    </style:style>
    <style:style style:name="T119" style:family="text">
      <style:text-properties officeooo:rsid="0095b853"/>
    </style:style>
    <style:style style:name="T120" style:family="text">
      <style:text-properties officeooo:rsid="0098e343"/>
    </style:style>
    <style:style style:name="T121" style:family="text">
      <style:text-properties officeooo:rsid="00997029"/>
    </style:style>
    <style:style style:name="T122" style:family="text">
      <style:text-properties officeooo:rsid="009d66f4"/>
    </style:style>
    <style:style style:name="T123" style:family="text">
      <style:text-properties officeooo:rsid="00a0f9dd"/>
    </style:style>
    <style:style style:name="T124" style:family="text">
      <style:text-properties officeooo:rsid="00a3249c"/>
    </style:style>
    <style:style style:name="T125" style:family="text">
      <style:text-properties officeooo:rsid="00abc60c"/>
    </style:style>
    <style:style style:name="T126" style:family="text">
      <style:text-properties officeooo:rsid="00adafd5"/>
    </style:style>
    <style:style style:name="T127" style:family="text">
      <style:text-properties officeooo:rsid="00af2dc0"/>
    </style:style>
    <style:style style:name="T128" style:family="text">
      <style:text-properties officeooo:rsid="00b1296f"/>
    </style:style>
    <style:style style:name="T129" style:family="text">
      <style:text-properties officeooo:rsid="00b24f90"/>
    </style:style>
    <style:style style:name="T130" style:family="text">
      <style:text-properties officeooo:rsid="00b3b31e"/>
    </style:style>
    <style:style style:name="T131" style:family="text">
      <style:text-properties officeooo:rsid="00b4327c"/>
    </style:style>
    <style:style style:name="T132" style:family="text">
      <style:text-properties officeooo:rsid="00b614e1"/>
    </style:style>
    <style:style style:name="T133" style:family="text">
      <style:text-properties officeooo:rsid="00b98bb0"/>
    </style:style>
    <style:style style:name="T134" style:family="text">
      <style:text-properties officeooo:rsid="00bb79cd"/>
    </style:style>
    <style:style style:name="T135" style:family="text">
      <style:text-properties officeooo:rsid="00bd167f"/>
    </style:style>
    <style:style style:name="T136" style:family="text">
      <style:text-properties officeooo:rsid="00bdd2a7"/>
    </style:style>
    <style:style style:name="T137" style:family="text">
      <style:text-properties officeooo:rsid="00bfc486"/>
    </style:style>
    <style:style style:name="T138" style:family="text">
      <style:text-properties officeooo:rsid="00c26d69"/>
    </style:style>
    <style:style style:name="T139" style:family="text">
      <style:text-properties officeooo:rsid="00c379d1"/>
    </style:style>
    <style:style style:name="T140" style:family="text">
      <style:text-properties officeooo:rsid="00c3f856"/>
    </style:style>
    <style:style style:name="T141" style:family="text">
      <style:text-properties officeooo:rsid="00c91002"/>
    </style:style>
    <style:style style:name="T142" style:family="text">
      <style:text-properties officeooo:rsid="00cacf27"/>
    </style:style>
    <style:style style:name="T143" style:family="text">
      <style:text-properties officeooo:rsid="00cd268b"/>
    </style:style>
    <style:style style:name="T144" style:family="text">
      <style:text-properties officeooo:rsid="00d01a2d"/>
    </style:style>
    <style:style style:name="T145" style:family="text">
      <style:text-properties officeooo:rsid="00d1d993"/>
    </style:style>
    <style:style style:name="T146" style:family="text">
      <style:text-properties officeooo:rsid="00d31fe9"/>
    </style:style>
    <style:style style:name="T147" style:family="text">
      <style:text-properties officeooo:rsid="00d46aaa"/>
    </style:style>
    <style:style style:name="T148" style:family="text">
      <style:text-properties officeooo:rsid="00d8071b"/>
    </style:style>
    <style:style style:name="T149" style:family="text">
      <style:text-properties officeooo:rsid="00db107f"/>
    </style:style>
    <style:style style:name="T150" style:family="text">
      <style:text-properties officeooo:rsid="00dda385"/>
    </style:style>
    <style:style style:name="T151" style:family="text">
      <style:text-properties officeooo:rsid="00de5977"/>
    </style:style>
    <style:style style:name="T152" style:family="text">
      <style:text-properties officeooo:rsid="00dffdd4"/>
    </style:style>
    <style:style style:name="T153" style:family="text">
      <style:text-properties officeooo:rsid="00e08fb8"/>
    </style:style>
    <style:style style:name="T154" style:family="text">
      <style:text-properties officeooo:rsid="00e17eb9"/>
    </style:style>
    <style:style style:name="T155" style:family="text">
      <style:text-properties officeooo:rsid="00e973d5"/>
    </style:style>
    <style:style style:name="T156" style:family="text">
      <style:text-properties officeooo:rsid="00eac566"/>
    </style:style>
    <style:style style:name="T157" style:family="text">
      <style:text-properties officeooo:rsid="00eded50"/>
    </style:style>
    <style:style style:name="T158" style:family="text">
      <style:text-properties officeooo:rsid="00f19398"/>
    </style:style>
    <style:style style:name="T159" style:family="text">
      <style:text-properties officeooo:rsid="00f2bec1"/>
    </style:style>
    <style:style style:name="T160" style:family="text">
      <style:text-properties officeooo:rsid="00f34b78"/>
    </style:style>
    <style:style style:name="T161" style:family="text">
      <style:text-properties officeooo:rsid="00f416a5"/>
    </style:style>
    <style:style style:name="T162" style:family="text">
      <style:text-properties officeooo:rsid="00f4e9cd"/>
    </style:style>
    <style:style style:name="T163" style:family="text">
      <style:text-properties officeooo:rsid="00f5bd9b"/>
    </style:style>
    <style:style style:name="T164" style:family="text">
      <style:text-properties officeooo:rsid="00f85386"/>
    </style:style>
    <style:style style:name="T165" style:family="text">
      <style:text-properties officeooo:rsid="00fa7896"/>
    </style:style>
    <style:style style:name="T166" style:family="text">
      <style:text-properties officeooo:rsid="00fac7b1"/>
    </style:style>
    <style:style style:name="T167" style:family="text">
      <style:text-properties officeooo:rsid="01048c4b"/>
    </style:style>
    <style:style style:name="T168" style:family="text">
      <style:text-properties officeooo:rsid="010594c8"/>
    </style:style>
    <style:style style:name="T169" style:family="text">
      <style:text-properties officeooo:rsid="0107db23"/>
    </style:style>
    <style:style style:name="T170" style:family="text">
      <style:text-properties officeooo:rsid="01082c1d"/>
    </style:style>
    <style:style style:name="T171" style:family="text">
      <style:text-properties officeooo:rsid="0109dfb4"/>
    </style:style>
    <style:style style:name="T172" style:family="text">
      <style:text-properties officeooo:rsid="010b6b70"/>
    </style:style>
    <style:style style:name="T173" style:family="text">
      <style:text-properties officeooo:rsid="010cb052"/>
    </style:style>
    <style:style style:name="T174" style:family="text">
      <style:text-properties officeooo:rsid="010d9ffb"/>
    </style:style>
    <style:style style:name="T175" style:family="text">
      <style:text-properties officeooo:rsid="011abfc8"/>
    </style:style>
    <style:style style:name="T176" style:family="text">
      <style:text-properties officeooo:rsid="011c79d1"/>
    </style:style>
    <style:style style:name="T177" style:family="text">
      <style:text-properties officeooo:rsid="011dff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Network</text:p>
      <text:p text:style-name="P1"/>
      <text:p text:style-name="P3"><text:span text:style-name="T2">Computer</text:span> <text:span text:style-name="T2">Network</text:span></text:p>
      <text:p text:style-name="P2">*<text:span text:style-name="T1">CN</text:span> <text:span text:style-name="T1">são nodes conectados por links</text:span></text:p>
      <text:p text:style-name="P1">*<text:span text:style-name="T1">Um node pode ser um computador, printer ou qualquer dispositivo capaz de receber/enviar dados para outros nodes da network</text:span></text:p>
      <text:p text:style-name="P1">*<text:span text:style-name="T47">Comunications links podem ser com fios ou sem fios</text:span></text:p>
      <text:p text:style-name="P1">*<text:span text:style-name="T47">O link é que carrega as informações</text:span></text:p>
      <text:p text:style-name="P1">*<text:span text:style-name="T48">Computer Network é comumente utilizado para o compartilhamento de recursos</text:span></text:p>
      <text:p text:style-name="P1"/>
      <text:p text:style-name="P37">Caracteristicas Basicas do Computer Network</text:p>
      <text:p text:style-name="P4">*Fault Tolerance</text:p>
      <text:p text:style-name="P4">*Scalability</text:p>
      <text:p text:style-name="P4">*Quality of Service (QoS)</text:p>
      <text:p text:style-name="P4">*Secutiry</text:p>
      <text:p text:style-name="P4"/>
      <text:p text:style-name="P38">Fault Tolerance</text:p>
      <text:p text:style-name="P5">*Habilidade de continuar funcionando mesmo apois erros acontecerem</text:p>
      <text:p text:style-name="P5">*<text:span text:style-name="T49">Garantir que nenhum service sera perdido</text:span></text:p>
      <text:p text:style-name="P39">Scalability</text:p>
      <text:p text:style-name="P6">*Crescer dependendo da necessidade</text:p>
      <text:p text:style-name="P6">*Ter uma boa performace após crescer</text:p>
      <text:p text:style-name="P40">Quality of Service(QoS)</text:p>
      <text:p text:style-name="P7">*Definir as prioridades</text:p>
      <text:p text:style-name="P97"><text:span text:style-name="T51">*</text:span><text:span text:style-name="T53">Gerenciar</text:span><text:span text:style-name="T51"> o trafico de data para reduzir data loss, dalay… etc</text:span></text:p>
      <text:p text:style-name="P101"><text:span text:style-name="T51">S</text:span><text:span text:style-name="T50">ecutiry</text:span></text:p>
      <text:p text:style-name="P8">A habilidade de previnir</text:p>
      <text:p text:style-name="P8">*Acesso não autirizado</text:p>
      <text:p text:style-name="P8">*Mau Uso</text:p>
      <text:p text:style-name="P8">*Falsificação</text:p>
      <text:p text:style-name="P9">A habilidade de prover:</text:p>
      <text:p text:style-name="P9">*Confiabilidade</text:p>
      <text:p text:style-name="P9">*Integridade</text:p>
      <text:p text:style-name="P9">*Disponibilidade</text:p>
      <text:p text:style-name="P9"/>
      <text:p text:style-name="P41"><text:soft-page-break/>Protocolos</text:p>
      <text:p text:style-name="P10">*<text:span text:style-name="T6">Comunicação de Dados </text:span><text:span text:style-name="T66">é a troca de dados entre dois nodes.</text:span></text:p>
      <text:p text:style-name="P11">*<text:span text:style-name="T3">Data</text:span><text:span text:style-name="T67"> Flow é a ação de um dado ir de um node para o outro, possuimos 3 tipo</text:span></text:p>
      <text:p text:style-name="P42">Simplex</text:p>
      <text:p text:style-name="P59">*<text:span text:style-name="T67">Uniderecional<text:tab/></text:span></text:p>
      <text:p text:style-name="P25"><text:span text:style-name="T68">*</text:span>Um dispositivo ira transmitir e o outro receber</text:p>
      <text:p text:style-name="P12">*<text:span text:style-name="T5">Keyboard</text:span><text:span text:style-name="T69"> é um exemplo</text:span></text:p>
      <text:p text:style-name="P42">Half Duplex</text:p>
      <text:p text:style-name="P13">*<text:span text:style-name="T70">Direção flui para as duas direções</text:span></text:p>
      <text:p text:style-name="P13">*<text:span text:style-name="T71">Quando um dispositivo esta enviando o outro só pode receber, e vice-verça</text:span></text:p>
      <text:p text:style-name="P14">*<text:span text:style-name="T71">Um bom exemplo são os </text:span><text:span text:style-name="T4">walk-talks</text:span><text:span text:style-name="T71">.</text:span></text:p>
      <text:p text:style-name="P42">Full Duplex</text:p>
      <text:p text:style-name="P15">*<text:span text:style-name="T72">Direção flui para as duas direções ao mesmo tempo</text:span></text:p>
      <text:p text:style-name="P16">*<text:span text:style-name="T73">Dispositivos pode enviar e receber ao mesmo tempo.</text:span></text:p>
      <text:p text:style-name="P17">*<text:span text:style-name="T74">Exemplo linha de telefone</text:span></text:p>
      <text:p text:style-name="P17"/>
      <text:p text:style-name="P18">*<text:span text:style-name="T75">Todo </text:span><text:span text:style-name="T7">Esquema de Comunicação</text:span><text:span text:style-name="T75"> </text:span><text:span text:style-name="T76">tera as seguintes caracteristicas</text:span></text:p>
      <text:p text:style-name="P26"><text:span text:style-name="T2">Source</text:span> ou <text:span text:style-name="T2">sender</text:span></text:p>
      <text:p text:style-name="P26"><text:span text:style-name="T2">Destino</text:span> ou <text:span text:style-name="T2">receiver</text:span></text:p>
      <text:p text:style-name="P26"><text:span text:style-name="T2">Chennel</text:span> ou <text:span text:style-name="T2">media</text:span></text:p>
      <text:p text:style-name="P19">*<text:span text:style-name="T8">Regras</text:span><text:span text:style-name="T77"> ou </text:span><text:span text:style-name="T8">Protocolos</text:span><text:span text:style-name="T77"> ditam os metodos de comunicação</text:span></text:p>
      <text:p text:style-name="P20">*<text:span text:style-name="T9">Protocolos</text:span><text:span text:style-name="T78"> é um conjunto de regras que governa a comunicação de dados</text:span></text:p>
      <text:p text:style-name="P21">*<text:span text:style-name="T79">Determina oque sera comunicado</text:span></text:p>
      <text:p text:style-name="P21">*<text:span text:style-name="T79">Como sera comunicado</text:span></text:p>
      <text:p text:style-name="P21">*<text:span text:style-name="T79">Quando vai ser comunicado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*<text:span text:style-name="T80">Protocols usados em network tambem definem</text:span></text:p>
      <text:p text:style-name="P43">Message enconding</text:p>
      <text:p text:style-name="P43">Message formatting and encapsulation</text:p>
      <text:p text:style-name="P43">Message timing </text:p>
      <text:p text:style-name="P43">Message size</text:p>
      <text:p text:style-name="P43">Message delivery options</text:p>
      <text:p text:style-name="P23">*<text:span text:style-name="T10">Unicast</text:span><text:span text:style-name="T81"> – </text:span><text:span text:style-name="T84">O</text:span><text:span text:style-name="T82"> sender e 1 recever</text:span></text:p>
      <text:p text:style-name="P24">*<text:span text:style-name="T10">Multicast</text:span><text:span text:style-name="T81"> – </text:span><text:span text:style-name="T84">O</text:span><text:span text:style-name="T83"> sender envia para um numero determinado de recevers </text:span><text:span text:style-name="T84">no network</text:span></text:p>
      <text:p text:style-name="P24">*<text:span text:style-name="T10">Broadcast</text:span><text:span text:style-name="T81"> – </text:span><text:span text:style-name="T84">O sender enviar para todos os receves no network</text:span></text:p>
      <text:p text:style-name="P27">Um <text:span text:style-name="T2">per-to-per Network</text:span> é onde os nodes estão no mesmo nivel, ou seja, ambos possuem os mesmo direitos. Utilizando principalmente em uma troca de informações, por exemplo aplicativos. <text:span text:style-name="T85">Não possui administração e não possui escabilidade</text:span></text:p>
      <text:p text:style-name="P28">Em um <text:span text:style-name="T2">Client Server Network</text:span> teremos um administrador centralizado <text:span text:style-name="T86">e todos os dados estarão nele e os nodes ‘</text:span><text:span text:style-name="T11">slaves</text:span><text:span text:style-name="T86">’ podem buscar dados no ‘</text:span><text:span text:style-name="T11">master</text:span><text:span text:style-name="T86">’ atraves de </text:span><text:span text:style-name="T11">requests </text:span><text:span text:style-name="T12">e response.</text:span><text:span text:style-name="T88">Ela possui escabilidade, mas como somo</text:span><text:span text:style-name="T99">s</text:span><text:span text:style-name="T88"> muito denpendentes do servidor ele pode sobrecarregar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><text:span text:style-name="T100">C</text:span>omponentes de um Computer Network</text:p>
      <text:p text:style-name="P91">Node</text:p>
      <text:p text:style-name="P61">*Pode enviar, receber, ou ambos.</text:p>
      <text:p text:style-name="P62">*Ele pode ser um :</text:p>
      <text:p text:style-name="P32"><text:span text:style-name="T2">End </text:span><text:span text:style-name="T13">Node </text:span><text:span text:style-name="T2">Device</text:span></text:p>
      <text:p text:style-name="P60">*<text:span text:style-name="T101">Computador, empressoras, celulares, telefone, leitor de cartão de credito….</text:span></text:p>
      <text:p text:style-name="P47">Node Intermediario</text:p>
      <text:p text:style-name="P31"><text:span text:style-name="T89">*</text:span><text:span text:style-name="T90">Switches, Bridges, Hubs, Wireless Acess Point, Routers, Repeaters, Security Devices(firewall), Cell Tower</text:span></text:p>
      <text:p text:style-name="P91">Media <text:span text:style-name="T102">(Link)</text:span></text:p>
      <text:p text:style-name="P45">*Wired Medium (Guided Medium)</text:p>
      <text:p text:style-name="P63">*Tera um cabo que conecta 2 nodes</text:p>
      <text:p text:style-name="P33"><text:span text:style-name="T91">*</text:span><text:span text:style-name="T93">Ethernet straight-through cable </text:span><text:span text:style-name="T96">(dispositivos diferentes)</text:span></text:p>
      <text:p text:style-name="P35"><text:span text:style-name="T87">*Ethernet crossover cable </text:span><text:span text:style-name="T96">(Mesmo dispositivos)</text:span></text:p>
      <text:p text:style-name="P64">*Fiber Optic cable </text:p>
      <text:p text:style-name="P64">*Coaxial Cable</text:p>
      <text:p text:style-name="P35"><text:span text:style-name="T87">*</text:span><text:span text:style-name="T94">USB Cable</text:span></text:p>
      <text:p text:style-name="P46">Wireless Medium (Unguided Medium).</text:p>
      <text:p text:style-name="P65">*A transmição sera feita sem cabo</text:p>
      <text:p text:style-name="P34"><text:span text:style-name="T92">*</text:span><text:span text:style-name="T95">Infrared(Comunicação a pequena distancia. Controle remoto)</text:span></text:p>
      <text:p text:style-name="P66">*Radio (Blutooth, Wi-Fi)</text:p>
      <text:p text:style-name="P66">*Microwaves (Cellular System)</text:p>
      <text:p text:style-name="P66">*Satellite (Comunicação a longa distancia. GPS)</text:p>
      <text:p text:style-name="P91">Service</text:p>
      <text:p text:style-name="P30"><text:span text:style-name="T87">*</text:span><text:span text:style-name="T97">e-Mail</text:span></text:p>
      <text:p text:style-name="P67">*Online Game</text:p>
      <text:p text:style-name="P68">*Storage services</text:p>
      <text:p text:style-name="P68">*File sharing </text:p>
      <text:p text:style-name="P29"><text:span text:style-name="T97">*</text:span><text:span text:style-name="T98">Instant messaging</text:span></text:p>
      <text:p text:style-name="P69">*Voice over IP</text:p>
      <text:p text:style-name="P69">*Video telephony </text:p>
      <text:p text:style-name="P69">*World Wide Web</text:p>
      <text:p text:style-name="P69"/>
      <text:p text:style-name="P69"><text:soft-page-break/></text:p>
      <text:p text:style-name="P69"/>
      <text:p text:style-name="P92">Classification Of Computer Networks</text:p>
      <text:p text:style-name="P70"/>
      <text:p text:style-name="P48">Local Area Network (LAN)</text:p>
      <text:p text:style-name="P71">*Possui uma area limitada</text:p>
      <text:p text:style-name="P72">*É uma <text:span text:style-name="T2">network</text:span> que conecta vários computadores dentro de uma area limitada, como uma residencia, escola, laboratorio, Predio do trabalho etc…</text:p>
      <text:p text:style-name="P72">*<text:span text:style-name="T103">Pode ser tanto </text:span><text:span text:style-name="T14">Wired</text:span><text:span text:style-name="T103"> (</text:span><text:span text:style-name="T104">Ethernet - </text:span><text:span text:style-name="T14">Hub</text:span><text:span text:style-name="T103">, </text:span><text:span text:style-name="T14">Switch</text:span><text:span text:style-name="T103">) quanto </text:span><text:span text:style-name="T14">Wireless</text:span><text:span text:style-name="T103"> (</text:span><text:span text:style-name="T14">Wifi</text:span><text:span text:style-name="T103">)</text:span></text:p>
      <text:p text:style-name="P72">*<text:span text:style-name="T15">Ethernet</text:span><text:span text:style-name="T105"> é utilizado para conectar 2 ou mais nodes</text:span></text:p>
      <text:p text:style-name="P72">*</text:p>
      <text:p text:style-name="P48">Metropolitan Area <text:s/>Network (MAN)</text:p>
      <text:p text:style-name="P88">*<text:span text:style-name="T106">É uma </text:span><text:span text:style-name="T16">Computer Network</text:span><text:span text:style-name="T106"> </text:span><text:span text:style-name="T107">que interconecta usuarios </text:span><text:span text:style-name="T108">com </text:span><text:span text:style-name="T17">Computer Resources</text:span><text:span text:style-name="T108"> em uma região geometrica de um tamanha de uma cidade</text:span></text:p>
      <text:p text:style-name="Preformatted_20_Text">*<text:span text:style-name="T55">Utiliza </text:span><text:span text:style-name="T56">Switchs</text:span><text:span text:style-name="T55"> e </text:span><text:span text:style-name="T56">Hubs</text:span><text:span text:style-name="T55"> para estabelecer </text:span><text:span text:style-name="T56">LAN’s</text:span><text:span text:style-name="T55">, e </text:span><text:span text:style-name="T56">Routers </text:span><text:span text:style-name="T60">e</text:span><text:span text:style-name="T57"> </text:span><text:span text:style-name="T56">Bridges</text:span><text:span text:style-name="T55"> para conectar as </text:span><text:span text:style-name="T56">LAN</text:span><text:span text:style-name="T55">’s </text:span></text:p>
      <text:p text:style-name="P88">*</text:p>
      <text:p text:style-name="P48">Wide Area Network <text:span text:style-name="T109">(WAN)</text:span></text:p>
      <text:p text:style-name="P71">*<text:span text:style-name="T110">É uma </text:span><text:span text:style-name="T18">Telecomunication </text:span><text:span text:style-name="T19">N</text:span><text:span text:style-name="T18">etwork</text:span><text:span text:style-name="T110"> que se extende a uma grande area geografica com o principal proposito de um <text:s/>computer network</text:span></text:p>
      <text:p text:style-name="P71">*<text:span text:style-name="T111">Qualquer network que ocupa uma grande area é chamada de Network de telecomunicação</text:span></text:p>
      <text:p text:style-name="P71">*<text:span text:style-name="T112">Utiliza qualquer </text:span><text:span text:style-name="T20">End Devices</text:span><text:span text:style-name="T112"> <text:s/>e </text:span><text:span text:style-name="T20">Intermediary Devices</text:span></text:p>
      <text:p text:style-name="P87">The Internet</text:p>
      <text:p text:style-name="P71">*<text:span text:style-name="T113">É uma gigantesca Network que conecta diversos </text:span><text:span text:style-name="T21">WAN</text:span><text:span text:style-name="T113">’s , </text:span><text:span text:style-name="T21">MAN</text:span><text:span text:style-name="T113">’s e </text:span><text:span text:style-name="T21">LAN</text:span><text:span text:style-name="T113">’s ao redor do mundo</text:span></text:p>
      <text:p text:style-name="P71"/>
      <text:p text:style-name="P49">Storage Area Network <text:span text:style-name="T114">(SAN)</text:span></text:p>
      <text:p text:style-name="P73">Cloud Computing</text:p>
      <text:p text:style-name="P73">*<text:span text:style-name="T115">Armazenar <text:s/>Computer System Resources, especialmente armazenamento de data, sem ter realmente um gerenciamento por parte do usuario</text:span></text:p>
      <text:p text:style-name="P73"/>
      <text:p text:style-name="P73"/>
      <text:p text:style-name="P93"><text:soft-page-break/>Topologys</text:p>
      <text:p text:style-name="P73"/>
      <text:p text:style-name="P73">*<text:span text:style-name="T116">A organização dos nodes de uma Computer Network</text:span></text:p>
      <text:p text:style-name="P73">*<text:span text:style-name="T117">Pode ser considerado o Layout de uma network</text:span></text:p>
      <text:p text:style-name="P50">Physical Topology</text:p>
      <text:p text:style-name="P73">*<text:span text:style-name="T118">Colocação de vários nodes</text:span></text:p>
      <text:p text:style-name="P73">*<text:span text:style-name="T121">Por exemplo, posso deixar </text:span><text:span text:style-name="T22">3 nodes</text:span><text:span text:style-name="T121"> da minha </text:span><text:span text:style-name="T22">network</text:span><text:span text:style-name="T121"> no segundo andar e </text:span><text:span text:style-name="T22">2 nodes</text:span><text:span text:style-name="T121"> no primeiro</text:span></text:p>
      <text:p text:style-name="P51">Logical Topology</text:p>
      <text:p text:style-name="P74">*<text:span text:style-name="T119">Lida com o flow dos dados na network</text:span></text:p>
      <text:p text:style-name="P74">*<text:span text:style-name="T120">Como os dados irão se movimentar de um node para outro.</text:span></text:p>
      <text:p text:style-name="P96">Network <text:span text:style-name="T122">Topology</text:span></text:p>
      <text:p text:style-name="P52"/>
      <text:p text:style-name="P52">Bus</text:p>
      <text:p text:style-name="P75">*<text:span text:style-name="T123">Todos os dados transmitidos entre os </text:span><text:span text:style-name="T23">nodes</text:span><text:span text:style-name="T123"> de uma </text:span><text:span text:style-name="T23">network</text:span><text:span text:style-name="T123"> é transmitido por </text:span><text:span text:style-name="T23">um meio de transmição em comum</text:span><text:span text:style-name="T123">, e é capaz de ser recebido por todos os </text:span><text:span text:style-name="T23">nodes</text:span><text:span text:style-name="T123"> de uma </text:span><text:span text:style-name="T23">network</text:span><text:span text:style-name="T123"> ao mesmo tempo</text:span></text:p>
      <text:p text:style-name="P75">*<text:span text:style-name="T124">Um problema com esse metodo é que caso um</text:span><text:span text:style-name="T24"> node A</text:span><text:span text:style-name="T124"> queira mandar </text:span><text:span text:style-name="T24">dados</text:span><text:span text:style-name="T124"> para o </text:span><text:span text:style-name="T24">node C</text:span><text:span text:style-name="T124">, todos outros </text:span><text:span text:style-name="T24">devices</text:span><text:span text:style-name="T124"> da </text:span><text:span text:style-name="T24">network</text:span><text:span text:style-name="T124"> recebera uma copia desses dados, mas ainda sim não irão conseguir interpreta-lo por ser para o </text:span><text:span text:style-name="T24">node C</text:span><text:span text:style-name="T124">.</text:span></text:p>
      <text:p text:style-name="P99"><text:span text:style-name="T61">*</text:span><text:span text:style-name="T62">O </text:span><text:span text:style-name="T58">sinal</text:span><text:span text:style-name="T62"> contem o </text:span><text:span text:style-name="T58">endereço</text:span><text:span text:style-name="T62"> da </text:span><text:span text:style-name="T58">maquina recebedora</text:span><text:span text:style-name="T62">, e viaja da </text:span><text:span text:style-name="T58">maquina source</text:span><text:span text:style-name="T62"> em ambas direções <text:s/>para todas as </text:span><text:span text:style-name="T58">maquinas</text:span><text:span text:style-name="T62"> conectadas pelo </text:span><text:span text:style-name="T58">bus</text:span><text:span text:style-name="T62"> ate achar o devido </text:span><text:span text:style-name="T59">recebidor.</text:span></text:p>
      <text:p text:style-name="P98"><text:span text:style-name="T54">V</text:span><text:span text:style-name="T52">antagens : Apenas um fio (menos custos), perfeita para networks temporarias, erro em um node não afeta os outros</text:span></text:p>
      <text:p text:style-name="P86">Desvantagens: Sem tolerancia de erros, cabo de tamanho limitado, sem segurança.</text:p>
      <text:p text:style-name="P52"/>
      <text:p text:style-name="P52"/>
      <text:p text:style-name="P52"/>
      <text:p text:style-name="P52"/>
      <text:p text:style-name="P52"/>
      <text:p text:style-name="P52"><text:soft-page-break/>Ring</text:p>
      <text:p text:style-name="P52"/>
      <text:p text:style-name="P89">*<text:span text:style-name="T125">Uma </text:span><text:span text:style-name="T25">Ring Topology</text:span><text:span text:style-name="T125"> é um </text:span><text:span text:style-name="T25">Bus Topolog</text:span><text:span text:style-name="T26">y</text:span><text:span text:style-name="T126"> </text:span><text:span text:style-name="T127">em um </text:span><text:span text:style-name="T27">loop</text:span><text:span text:style-name="T127"> fechado</text:span></text:p>
      <text:p text:style-name="P75">*<text:span text:style-name="T28">Per-to-Per Lan Topology</text:span><text:span text:style-name="T128">, </text:span><text:span text:style-name="T130">todos os nodes tem os mesmos direitos.</text:span></text:p>
      <text:p text:style-name="P75">*<text:span text:style-name="T129">Duas conecções, uma para cada um dos aparelhos vizinhos</text:span></text:p>
      <text:p text:style-name="P75">*<text:span text:style-name="T129">Unidirecional</text:span></text:p>
      <text:p text:style-name="P75">*<text:span text:style-name="T131">Envio e Recebimento de dados é realizado com o auxilio de um </text:span><text:span text:style-name="T29">token</text:span></text:p>
      <text:p text:style-name="P89">*<text:span text:style-name="T132">O </text:span><text:span text:style-name="T30">token</text:span><text:span text:style-name="T132"> ira passar em cada um dos </text:span><text:span text:style-name="T30">nodes</text:span><text:span text:style-name="T132">, e quem tiver com o </text:span><text:span text:style-name="T30">token</text:span><text:span text:style-name="T132"> em posse podera enviar informações</text:span></text:p>
      <text:p text:style-name="P77">Vantagens : A performace é melhor do que a Bus topology, <text:span text:style-name="T133">pode causar gargalos por conta dos links fracos, </text:span><text:span text:style-name="T134">todos nodes tem direitos iguais</text:span></text:p>
      <text:p text:style-name="P78">Desvantagens: <text:span text:style-name="T135">Unilateral, apenas um ponto de erro pode afetar toda network, </text:span><text:span text:style-name="T136">maior carga </text:span><text:span text:style-name="T137">de dados causa</text:span><text:span text:style-name="T136"> menor performace, sem segurança</text:span></text:p>
      <text:p text:style-name="P52">Star</text:p>
      <text:p text:style-name="P88">*<text:span text:style-name="T138">Todos os </text:span><text:span text:style-name="T31">nodes</text:span><text:span text:style-name="T138"> são conectados por um </text:span><text:span text:style-name="T31">node central</text:span><text:span text:style-name="T138"> chamado </text:span><text:span text:style-name="T31">hub</text:span><text:span text:style-name="T138"> ou </text:span><text:span text:style-name="T31">switch</text:span><text:span text:style-name="T138">.</text:span></text:p>
      <text:p text:style-name="P75">*<text:span text:style-name="T139">Centraliza o gerenciamento.</text:span></text:p>
      <text:p text:style-name="P75">*<text:span text:style-name="T140">Todo o trafico passa pelo </text:span><text:span text:style-name="T32">hub</text:span><text:span text:style-name="T140"> ou </text:span><text:span text:style-name="T32">switch</text:span></text:p>
      <text:p text:style-name="P79">Vantagens: Facil de design e emplementar, centraliza a administração, é escalavel</text:p>
      <text:p text:style-name="P80">Desvantagens: <text:span text:style-name="T141">Um único ponto de falha</text:span><text:span text:style-name="T142">(central node)</text:span><text:span text:style-name="T141">afeta toda a network, Gargalos por switch/hub sobrecarregados, aumenta o custo por conta do hub/switch</text:span></text:p>
      <text:p text:style-name="P80">*<text:span text:style-name="T143">Podemos ter tambem uma </text:span><text:span text:style-name="T34">Star Topology</text:span><text:span text:style-name="T143"> estendida, que são duas star topologys conectadas por um </text:span><text:span text:style-name="T33">R</text:span><text:span text:style-name="T34">epeater</text:span></text:p>
      <text:p text:style-name="P52">Mesh</text:p>
      <text:p text:style-name="P75">*<text:span text:style-name="T144">Cada node é diretamente conectado com cada node da network</text:span></text:p>
      <text:p text:style-name="P75">*<text:span text:style-name="T145">Tolerancia a erros e garante confiança</text:span></text:p>
      <text:p text:style-name="P81">Vantagens : Tolerancia a erros, confiança</text:p>
      <text:p text:style-name="P81">Desvantagens : Alto custo e pouco pratico para grandes networks , <text:span text:style-name="T146">problemas com mensagens broadcasting </text:span></text:p>
      <text:p text:style-name="P81"/>
      <text:p text:style-name="P53"><text:soft-page-break/>Hybrid</text:p>
      <text:p text:style-name="P76">*<text:span text:style-name="T147">Conjunto de um ou mais tropologys (ring, bus, star, mesh)</text:span></text:p>
      <text:p text:style-name="P54"/>
      <text:p text:style-name="P94">Network Tropologys Problems</text:p>
      <text:p text:style-name="P100"><text:span text:style-name="T63">*</text:span><text:span text:style-name="T64">No Ring Tropology é necessario 1 cabo para cada device que faz parte da network, e cada um deles precisam ter duas </text:span><text:span text:style-name="T65">portas</text:span><text:span text:style-name="T64">.</text:span></text:p>
      <text:p text:style-name="P76"/>
      <text:p text:style-name="P95">IP Adressing</text:p>
      <text:p text:style-name="P76"/>
      <text:p text:style-name="P76">*<text:span text:style-name="T148">Internet Protocol.</text:span></text:p>
      <text:p text:style-name="P82">*Todos os <text:span text:style-name="T2">nodes</text:span> em uma <text:span text:style-name="T2">computer network</text:span> é identificado com a ajuda de um <text:span text:style-name="T2">IP Adress</text:span></text:p>
      <text:p text:style-name="P82">*<text:span text:style-name="T149">Temos duas variações </text:span><text:span text:style-name="T35">IPV4</text:span><text:span text:style-name="T149"> e </text:span><text:span text:style-name="T35">IPV6</text:span></text:p>
      <text:p text:style-name="P82">*<text:span text:style-name="T150">São </text:span><text:span text:style-name="T36">endereços logicos,</text:span><text:span text:style-name="T150"> </text:span><text:span text:style-name="T151">pode ter seu endereço mudado com base na localização.</text:span></text:p>
      <text:p text:style-name="P82">*<text:span text:style-name="T152">Podemos seta-lo tanto manualmente </text:span><text:span text:style-name="T153">quanto</text:span><text:span text:style-name="T152"> automaticamente</text:span></text:p>
      <text:p text:style-name="P82">*<text:span text:style-name="T154">É representado por um decimal e é dividido em 4 octetos(x.x.x.x) onde cada ‘x’ pode ter o valor entre 0-255</text:span></text:p>
      <text:p text:style-name="P55">*<text:span text:style-name="T154">0.0.0.0 to 255.255.255.255</text:span></text:p>
      <text:p text:style-name="P55"/>
      <text:p text:style-name="P56">MAC Adressing</text:p>
      <text:p text:style-name="P57">*<text:span text:style-name="T155">Media Acess Controll</text:span></text:p>
      <text:p text:style-name="P83">*<text:span text:style-name="T156">Todo node em uma </text:span><text:span text:style-name="T37">LAN</text:span><text:span text:style-name="T156"> é identificado com a ajuda de uma </text:span><text:span text:style-name="T37">MAC</text:span><text:span text:style-name="T156"> adress</text:span></text:p>
      <text:p text:style-name="P83">*<text:span text:style-name="T38">IP Adress </text:span><text:span text:style-name="T157">=Localização de uma pessoa</text:span></text:p>
      <text:p text:style-name="P83">*<text:span text:style-name="T38">MAC Adress</text:span><text:span text:style-name="T157"> = Nome de uma pessoa</text:span></text:p>
      <text:p text:style-name="P83">*<text:span text:style-name="T39">Routers</text:span><text:span text:style-name="T158"> utilizam</text:span><text:span text:style-name="T39"> IP adress</text:span><text:span text:style-name="T158"> para achar a localização, enquanto </text:span><text:span text:style-name="T39">switchs</text:span><text:span text:style-name="T158"> precisam do </text:span><text:span text:style-name="T39">MAC adress</text:span></text:p>
      <text:p text:style-name="P90">*<text:span text:style-name="T159">Podem ser considerados </text:span><text:span text:style-name="T40">endereços fisicos </text:span><text:span text:style-name="T160">ou </text:span><text:span text:style-name="T40">Hardware Address</text:span></text:p>
      <text:p text:style-name="P83">*<text:span text:style-name="T161">São únicos</text:span></text:p>
      <text:p text:style-name="P83">*<text:span text:style-name="T162">Não podem ser alterados</text:span></text:p>
      <text:p text:style-name="P83">*<text:span text:style-name="T163">Assinalado pelo produtor</text:span></text:p>
      <text:p text:style-name="P83">*<text:span text:style-name="T164">Representado em Hexadecimal</text:span></text:p>
      <text:p text:style-name="P83">*<text:span text:style-name="T165">Exmplo : 70-20-84-00-ED-FC (48bits)</text:span></text:p>
      <text:p text:style-name="P83">*<text:span text:style-name="T166">Separados por hyphen(-) period(.) e colon (:).</text:span></text:p>
      <text:p text:style-name="P58"><text:soft-page-break/>Port Addressing <text:span text:style-name="T168">ou Port number</text:span></text:p>
      <text:p text:style-name="P83">*<text:span text:style-name="T167">Nos ajuda a chegar no </text:span><text:span text:style-name="T41">processo</text:span><text:span text:style-name="T167"> correto dentro de um </text:span><text:span text:style-name="T169">node</text:span></text:p>
      <text:p text:style-name="P83">*<text:span text:style-name="T169">E</text:span><text:span text:style-name="T170">m um </text:span><text:span text:style-name="T42">node</text:span><text:span text:style-name="T170">, diversos </text:span><text:span text:style-name="T42">processos</text:span><text:span text:style-name="T170"> estarão rodando</text:span></text:p>
      <text:p text:style-name="P83">*<text:span text:style-name="T43">Data</text:span><text:span text:style-name="T171"> que foi </text:span><text:span text:style-name="T43">enviada</text:span><text:span text:style-name="T171"> ou </text:span><text:span text:style-name="T43">recebida</text:span><text:span text:style-name="T171"> deve alcançar o </text:span><text:span text:style-name="T43">destinatario</text:span><text:span text:style-name="T171"> correto</text:span></text:p>
      <text:p text:style-name="P83">*<text:span text:style-name="T172">Todo </text:span><text:span text:style-name="T44">processo</text:span><text:span text:style-name="T172"> em um </text:span><text:span text:style-name="T44">node</text:span><text:span text:style-name="T172"> é unicamente identificado usando </text:span><text:span text:style-name="T44">port numbers.</text:span></text:p>
      <text:p text:style-name="P83">*<text:span text:style-name="T45">Port</text:span><text:span text:style-name="T173"> =</text:span><text:span text:style-name="T45"> Communication endpoint</text:span></text:p>
      <text:p text:style-name="P83">*<text:span text:style-name="T46">Port numbers fixos</text:span><text:span text:style-name="T174"> e </text:span><text:span text:style-name="T46">Port numbers dinamicos</text:span><text:span text:style-name="T174"> (65535)</text:span></text:p>
      <text:p text:style-name="P84">Exemplo:</text:p>
      <text:p text:style-name="P84"><text:span text:style-name="T2">Port numbers fixos</text:span>: 25, 80, etc…</text:p>
      <text:p text:style-name="P85"><text:span text:style-name="T2">Port numbers dinamicos</text:span>: 62414.</text:p>
      <text:p text:style-name="P103"><text:span text:style-name="T176">A</text:span><text:span text:style-name="T175">ntes do envio de data, o node precisa;</text:span></text:p>
      <text:p text:style-name="P85">*<text:span text:style-name="T176">Adicionar o Source e Destination IP Adress</text:span></text:p>
      <text:p text:style-name="P85">*<text:span text:style-name="T176">Adicionar o Source e Destination MAC Adress</text:span></text:p>
      <text:p text:style-name="P85">*<text:span text:style-name="T177">Adicionar o Source e Destination port numb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8T16:45:36.564110263</dc:date>
    <meta:editing-duration>PT9H26M8S</meta:editing-duration>
    <meta:editing-cycles>257</meta:editing-cycles>
    <meta:generator>LibreOffice/6.4.7.2$Linux_X86_64 LibreOffice_project/40$Build-2</meta:generator>
    <meta:document-statistic meta:table-count="0" meta:image-count="0" meta:object-count="0" meta:page-count="9" meta:paragraph-count="192" meta:word-count="1386" meta:character-count="8786" meta:non-whitespace-character-count="7577"/>
  </office:meta>
</office:document-meta>
</file>